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701in"/>
    </style:style>
    <style:style style:name="co3" style:family="table-column">
      <style:table-column-properties fo:break-before="auto" style:column-width="1.7689in"/>
    </style:style>
    <style:style style:name="co4" style:family="table-column">
      <style:table-column-properties fo:break-before="auto" style:column-width="1.8654in"/>
    </style:style>
    <style:style style:name="co5" style:family="table-column">
      <style:table-column-properties fo:break-before="auto" style:column-width="1.7846in"/>
    </style:style>
    <style:style style:name="co6" style:family="table-column">
      <style:table-column-properties fo:break-before="auto" style:column-width="1.5346in"/>
    </style:style>
    <style:style style:name="co8" style:family="table-column">
      <style:table-column-properties fo:break-before="auto" style:column-width="1.4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00"/>
    <style:style style:name="ce3" style:family="table-cell" style:parent-style-name="Default" style:data-style-name="N10000">
      <style:table-cell-properties fo:background-color="#ffff00"/>
    </style:style>
    <style:style style:name="ce7" style:family="table-cell" style:parent-style-name="Default" style:data-style-name="N10104"/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shapes>
          <draw:frame draw:z-index="0" draw:style-name="gr1" draw:text-style-name="P1" svg:width="8.2106in" svg:height="5.8488in" svg:x="6.9748in" svg:y="5.3071in">
            <draw:object draw:notify-on-update-of-ranges="Sheet2.B21:Sheet2.Y21 Sheet2.A22:Sheet2.A22 Sheet2.B22:Sheet2.Y22 Sheet2.A23:Sheet2.A23 Sheet2.B23:Sheet2.Y23 Sheet2.A24:Sheet2.A24 Sheet2.B24:Sheet2.Y24 Sheet2.A25:Sheet2.A25 Sheet2.B25:Sheet2.Y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3012in" svg:height="3.5469in" svg:x="0.672in" svg:y="5.3071in">
            <draw:object draw:notify-on-update-of-ranges="Sheet2.B15:Sheet2.E15 Sheet2.A16:Sheet2.A16 Sheet2.B16:Sheet2.E16 Sheet2.A17:Sheet2.A17 Sheet2.B17:Sheet2.E17 Sheet2.A18:Sheet2.A18 Sheet2.B18:Sheet2.E18 Sheet2.A19:Sheet2.A19 Sheet2.B19:Sheet2.E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6.3012in" svg:height="3.5469in" svg:x="0.1346in" svg:y="8.9961in">
            <draw:object draw:notify-on-update-of-ranges="Sheet2.A22:Sheet2.A25 Sheet2.B21:Sheet2.B21 Sheet2.B22:Sheet2.B25 Sheet2.C21:Sheet2.C21 Sheet2.C22:Sheet2.C25 Sheet2.D21:Sheet2.D21 Sheet2.D22:Sheet2.D25 Sheet2.E21:Sheet2.E21 Sheet2.E22:Sheet2.E25 Sheet2.F21:Sheet2.F21 Sheet2.F22:Sheet2.F25 Sheet2.G21:Sheet2.G21 Sheet2.G22:Sheet2.G25 Sheet2.H21:Sheet2.H21 Sheet2.H22:Sheet2.H25 Sheet2.I21:Sheet2.I21 Sheet2.I22:Sheet2.I25 Sheet2.J21:Sheet2.J21 Sheet2.J22:Sheet2.J25 Sheet2.K21:Sheet2.K21 Sheet2.K22:Sheet2.K25 Sheet2.L21:Sheet2.L21 Sheet2.L22:Sheet2.L25 Sheet2.M21:Sheet2.M21 Sheet2.M22:Sheet2.M25 Sheet2.N21:Sheet2.N21 Sheet2.N22:Sheet2.N25 Sheet2.O21:Sheet2.O21 Sheet2.O22:Sheet2.O25 Sheet2.P21:Sheet2.P21 Sheet2.P22:Sheet2.P25 Sheet2.Q21:Sheet2.Q21 Sheet2.Q22:Sheet2.Q25 Sheet2.R21:Sheet2.R21 Sheet2.R22:Sheet2.R25 Sheet2.S21:Sheet2.S21 Sheet2.S22:Sheet2.S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7" table:number-columns-repeated="56" table:default-cell-style-name="ce2"/>
        <table:table-column table:style-name="co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Win_Chrome75.0.3770.80</text:p>
          </table:table-cell>
          <table:table-cell office:value-type="string" calcext:value-type="string">
            <text:p>Win_Chrome76.0.3809.100</text:p>
          </table:table-cell>
          <table:table-cell office:value-type="string" calcext:value-type="string">
            <text:p>Win_Chrome77.0.3865.75</text:p>
          </table:table-cell>
          <table:table-cell office:value-type="string" calcext:value-type="string">
            <text:p>Win_Chrome79</text:p>
          </table:table-cell>
          <table:table-cell office:value-type="string" calcext:value-type="string">
            <text:p>Chrome75.0.3770.142</text:p>
          </table:table-cell>
          <table:table-cell office:value-type="string" calcext:value-type="string">
            <text:p>Chrome76.0.3809.132</text:p>
          </table:table-cell>
          <table:table-cell office:value-type="string" calcext:value-type="string">
            <text:p>Chrome77.0.3865.75</text:p>
          </table:table-cell>
          <table:table-cell office:value-type="string" calcext:value-type="string">
            <text:p>Chrome 78</text:p>
          </table:table-cell>
          <table:table-cell office:value-type="string" calcext:value-type="string">
            <text:p>Chrome 79.0.3945.79</text:p>
          </table:table-cell>
          <table:table-cell office:value-type="string" calcext:value-type="string">
            <text:p>Chrome 80</text:p>
          </table:table-cell>
          <table:table-cell office:value-type="string" calcext:value-type="string">
            <text:p>80 on U20.04</text:p>
          </table:table-cell>
          <table:table-cell office:value-type="string" calcext:value-type="string">
            <text:p>Chrome 81.0.4044.113</text:p>
          </table:table-cell>
          <table:table-cell office:value-type="string" calcext:value-type="string">
            <text:p>Chrome 83</text:p>
          </table:table-cell>
          <table:table-cell office:value-type="string" calcext:value-type="string">
            <text:p>Chrome 85</text:p>
          </table:table-cell>
          <table:table-cell office:value-type="string" calcext:value-type="string">
            <text:p>Chrome 86</text:p>
          </table:table-cell>
          <table:table-cell office:value-type="string" calcext:value-type="string">
            <text:p>Chrome 87</text:p>
          </table:table-cell>
          <table:table-cell office:value-type="string" calcext:value-type="string">
            <text:p>Chrome 88</text:p>
          </table:table-cell>
          <table:table-cell office:value-type="string" calcext:value-type="string">
            <text:p>Chrome 89</text:p>
          </table:table-cell>
          <table:table-cell office:value-type="string" calcext:value-type="string">
            <text:p>Chrome 90</text:p>
          </table:table-cell>
          <table:table-cell office:value-type="string" calcext:value-type="string">
            <text:p>Chrome 91</text:p>
          </table:table-cell>
          <table:table-cell office:value-type="string" calcext:value-type="string">
            <text:p>Chrome 92</text:p>
          </table:table-cell>
          <table:table-cell office:value-type="string" calcext:value-type="string">
            <text:p>Chrome 93</text:p>
          </table:table-cell>
          <table:table-cell office:value-type="string" calcext:value-type="string">
            <text:p>Chrome 94</text:p>
          </table:table-cell>
          <table:table-cell office:value-type="string" calcext:value-type="string">
            <text:p>Chrome 95</text:p>
          </table:table-cell>
          <table:table-cell office:value-type="string" calcext:value-type="string">
            <text:p>Chrome 96</text:p>
          </table:table-cell>
          <table:table-cell office:value-type="string" calcext:value-type="string">
            <text:p>Chrome 97</text:p>
          </table:table-cell>
          <table:table-cell office:value-type="string" calcext:value-type="string">
            <text:p>Chrome 98</text:p>
          </table:table-cell>
          <table:table-cell office:value-type="string" calcext:value-type="string">
            <text:p>Chrome 99</text:p>
          </table:table-cell>
          <table:table-cell table:number-columns-repeated="35"/>
          <table:table-cell table:style-name="ce2"/>
        </table:table-row>
        <table:table-row table:style-name="ro1">
          <table:table-cell table:style-name="ce3" office:value-type="string" calcext:value-type="string">
            <text:p>01_run1k</text:p>
          </table:table-cell>
          <table:table-cell table:style-name="ce3" office:value-type="float" office:value="99.82" calcext:value-type="float">
            <text:p>99.82</text:p>
          </table:table-cell>
          <table:table-cell table:style-name="ce3" office:value-type="float" office:value="127.753" calcext:value-type="float">
            <text:p>127.753</text:p>
          </table:table-cell>
          <table:table-cell table:style-name="ce3" office:value-type="float" office:value="136.237" calcext:value-type="float">
            <text:p>136.237</text:p>
          </table:table-cell>
          <table:table-cell table:style-name="ce3" office:value-type="float" office:value="168.1" calcext:value-type="float">
            <text:p>168.1</text:p>
          </table:table-cell>
          <table:table-cell table:style-name="ce3" office:value-type="float" office:value="84.8325" calcext:value-type="float">
            <text:p>84.8325</text:p>
          </table:table-cell>
          <table:table-cell table:style-name="ce3" office:value-type="float" office:value="100.2405" calcext:value-type="float">
            <text:p>100.2405</text:p>
          </table:table-cell>
          <table:table-cell table:style-name="ce3" office:value-type="float" office:value="111.4" calcext:value-type="float">
            <text:p>111.4</text:p>
          </table:table-cell>
          <table:table-cell table:style-name="ce3" office:value-type="float" office:value="114.6" calcext:value-type="float">
            <text:p>114.6</text:p>
          </table:table-cell>
          <table:table-cell table:style-name="ce3" office:value-type="float" office:value="118.5" calcext:value-type="float">
            <text:p>118.5</text:p>
          </table:table-cell>
          <table:table-cell table:style-name="ce3" office:value-type="float" office:value="120.4" calcext:value-type="float">
            <text:p>120.4</text:p>
          </table:table-cell>
          <table:table-cell table:style-name="ce3" office:value-type="float" office:value="118.6" calcext:value-type="float">
            <text:p>118.6</text:p>
          </table:table-cell>
          <table:table-cell table:style-name="ce3" office:value-type="float" office:value="121.5" calcext:value-type="float">
            <text:p>121.5</text:p>
          </table:table-cell>
          <table:table-cell table:style-name="ce3" office:value-type="float" office:value="113.3" calcext:value-type="float">
            <text:p>113.3</text:p>
          </table:table-cell>
          <table:table-cell table:style-name="ce3" office:value-type="float" office:value="106.4" calcext:value-type="float">
            <text:p>106.4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95.4" calcext:value-type="float">
            <text:p>95.4</text:p>
          </table:table-cell>
          <table:table-cell table:style-name="ce3" office:value-type="float" office:value="98.5" calcext:value-type="float">
            <text:p>98.5</text:p>
          </table:table-cell>
          <table:table-cell table:style-name="ce3" office:value-type="float" office:value="108.9" calcext:value-type="float">
            <text:p>108.9</text:p>
          </table:table-cell>
          <table:table-cell table:style-name="ce3" office:value-type="float" office:value="79.2" calcext:value-type="float">
            <text:p>79.2</text:p>
          </table:table-cell>
          <table:table-cell table:style-name="ce3" office:value-type="float" office:value="79.6" calcext:value-type="float">
            <text:p>79.6</text:p>
          </table:table-cell>
          <table:table-cell table:style-name="ce3" office:value-type="float" office:value="77.3" calcext:value-type="float">
            <text:p>77.3</text:p>
          </table:table-cell>
          <table:table-cell table:style-name="ce3" office:value-type="float" office:value="78.2" calcext:value-type="float">
            <text:p>78.2</text:p>
          </table:table-cell>
          <table:table-cell table:style-name="ce3" office:value-type="float" office:value="80.5" calcext:value-type="float">
            <text:p>80.5</text:p>
          </table:table-cell>
          <table:table-cell table:style-name="ce3" office:value-type="float" office:value="81.5" calcext:value-type="float">
            <text:p>81.5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77.2" calcext:value-type="float">
            <text:p>77.2</text:p>
          </table:table-cell>
          <table:table-cell table:style-name="ce3" office:value-type="float" office:value="78.5" calcext:value-type="float">
            <text:p>78.5</text:p>
          </table:table-cell>
          <table:table-cell table:style-name="ce3" office:value-type="float" office:value="79.8" calcext:value-type="float">
            <text:p>79.8</text:p>
          </table:table-cell>
          <table:table-cell table:style-name="ce3" table:number-columns-repeated="36"/>
        </table:table-row>
        <table:table-row table:style-name="ro1">
          <table:table-cell table:style-name="ce3" office:value-type="string" calcext:value-type="string">
            <text:p>02_replace1k</text:p>
          </table:table-cell>
          <table:table-cell table:style-name="ce3" office:value-type="float" office:value="98.714" calcext:value-type="float">
            <text:p>98.714</text:p>
          </table:table-cell>
          <table:table-cell table:style-name="ce3" office:value-type="float" office:value="130.7655" calcext:value-type="float">
            <text:p>130.7655</text:p>
          </table:table-cell>
          <table:table-cell table:style-name="ce3" office:value-type="float" office:value="136.413" calcext:value-type="float">
            <text:p>136.413</text:p>
          </table:table-cell>
          <table:table-cell table:style-name="ce3" office:value-type="float" office:value="147.3" calcext:value-type="float">
            <text:p>147.3</text:p>
          </table:table-cell>
          <table:table-cell table:style-name="ce3" office:value-type="float" office:value="85.6695" calcext:value-type="float">
            <text:p>85.6695</text:p>
          </table:table-cell>
          <table:table-cell table:style-name="ce3" office:value-type="float" office:value="105.0155" calcext:value-type="float">
            <text:p>105.0155</text:p>
          </table:table-cell>
          <table:table-cell table:style-name="ce3" office:value-type="float" office:value="106.231" calcext:value-type="float">
            <text:p>106.231</text:p>
          </table:table-cell>
          <table:table-cell table:style-name="ce3" office:value-type="float" office:value="104.8" calcext:value-type="float">
            <text:p>104.8</text:p>
          </table:table-cell>
          <table:table-cell table:style-name="ce3" office:value-type="float" office:value="108.4" calcext:value-type="float">
            <text:p>108.4</text:p>
          </table:table-cell>
          <table:table-cell table:style-name="ce3" office:value-type="float" office:value="110.9" calcext:value-type="float">
            <text:p>110.9</text:p>
          </table:table-cell>
          <table:table-cell table:style-name="ce3" office:value-type="float" office:value="108.4" calcext:value-type="float">
            <text:p>108.4</text:p>
          </table:table-cell>
          <table:table-cell table:style-name="ce3" office:value-type="float" office:value="114.5" calcext:value-type="float">
            <text:p>114.5</text:p>
          </table:table-cell>
          <table:table-cell table:style-name="ce3" office:value-type="float" office:value="104.6" calcext:value-type="float">
            <text:p>104.6</text:p>
          </table:table-cell>
          <table:table-cell table:style-name="ce3" office:value-type="float" office:value="108.6" calcext:value-type="float">
            <text:p>108.6</text:p>
          </table:table-cell>
          <table:table-cell table:style-name="ce3" office:value-type="float" office:value="112.6" calcext:value-type="float">
            <text:p>112.6</text:p>
          </table:table-cell>
          <table:table-cell table:style-name="ce3" office:value-type="float" office:value="99.8" calcext:value-type="float">
            <text:p>99.8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01.4" calcext:value-type="float">
            <text:p>101.4</text:p>
          </table:table-cell>
          <table:table-cell table:style-name="ce3" office:value-type="float" office:value="83.1" calcext:value-type="float">
            <text:p>83.1</text:p>
          </table:table-cell>
          <table:table-cell table:style-name="ce3" office:value-type="float" office:value="82.8" calcext:value-type="float">
            <text:p>82.8</text:p>
          </table:table-cell>
          <table:table-cell table:style-name="ce3" office:value-type="float" office:value="84.3" calcext:value-type="float">
            <text:p>84.3</text:p>
          </table:table-cell>
          <table:table-cell table:style-name="ce3" office:value-type="float" office:value="85.1" calcext:value-type="float">
            <text:p>85.1</text:p>
          </table:table-cell>
          <table:table-cell table:style-name="ce3" office:value-type="float" office:value="87.8" calcext:value-type="float">
            <text:p>87.8</text:p>
          </table:table-cell>
          <table:table-cell table:style-name="ce3" office:value-type="float" office:value="79.5" calcext:value-type="float">
            <text:p>79.5</text:p>
          </table:table-cell>
          <table:table-cell table:style-name="ce3" office:value-type="float" office:value="79.8" calcext:value-type="float">
            <text:p>79.8</text:p>
          </table:table-cell>
          <table:table-cell table:style-name="ce3" office:value-type="float" office:value="79.2" calcext:value-type="float">
            <text:p>79.2</text:p>
          </table:table-cell>
          <table:table-cell table:style-name="ce3" office:value-type="float" office:value="78.2" calcext:value-type="float">
            <text:p>78.2</text:p>
          </table:table-cell>
          <table:table-cell table:style-name="ce3" office:value-type="float" office:value="79.1" calcext:value-type="float">
            <text:p>79.1</text:p>
          </table:table-cell>
          <table:table-cell table:style-name="ce3" table:number-columns-repeated="36"/>
        </table:table-row>
        <table:table-row table:style-name="ro1">
          <table:table-cell office:value-type="string" calcext:value-type="string">
            <text:p>03_update10th1k_x16</text:p>
          </table:table-cell>
          <table:table-cell office:value-type="float" office:value="429.0955" calcext:value-type="float">
            <text:p>429.0955</text:p>
          </table:table-cell>
          <table:table-cell office:value-type="float" office:value="573.2375" calcext:value-type="float">
            <text:p>573.2375</text:p>
          </table:table-cell>
          <table:table-cell office:value-type="float" office:value="631.3415" calcext:value-type="float">
            <text:p>631.3415</text:p>
          </table:table-cell>
          <table:table-cell office:value-type="float" office:value="1374.3" calcext:value-type="float">
            <text:p>1374.3</text:p>
          </table:table-cell>
          <table:table-cell office:value-type="float" office:value="111.522" calcext:value-type="float">
            <text:p>111.522</text:p>
          </table:table-cell>
          <table:table-cell office:value-type="float" office:value="134.9515" calcext:value-type="float">
            <text:p>134.9515</text:p>
          </table:table-cell>
          <table:table-cell office:value-type="float" office:value="136.9145" calcext:value-type="float">
            <text:p>136.9145</text:p>
          </table:table-cell>
          <table:table-cell office:value-type="float" office:value="140" calcext:value-type="float">
            <text:p>140</text:p>
          </table:table-cell>
          <table:table-cell office:value-type="float" office:value="141.8" calcext:value-type="float">
            <text:p>141.8</text:p>
          </table:table-cell>
          <table:table-cell office:value-type="float" office:value="148.1" calcext:value-type="float">
            <text:p>148.1</text:p>
          </table:table-cell>
          <table:table-cell office:value-type="float" office:value="145.1" calcext:value-type="float">
            <text:p>145.1</text:p>
          </table:table-cell>
          <table:table-cell office:value-type="float" office:value="156.1" calcext:value-type="float">
            <text:p>156.1</text:p>
          </table:table-cell>
          <table:table-cell office:value-type="float" office:value="138.9" calcext:value-type="float">
            <text:p>138.9</text:p>
          </table:table-cell>
          <table:table-cell office:value-type="float" office:value="144.6" calcext:value-type="float">
            <text:p>144.6</text:p>
          </table:table-cell>
          <table:table-cell office:value-type="float" office:value="141.7" calcext:value-type="float">
            <text:p>141.7</text:p>
          </table:table-cell>
          <table:table-cell office:value-type="float" office:value="131" calcext:value-type="float">
            <text:p>131</text:p>
          </table:table-cell>
          <table:table-cell office:value-type="float" office:value="130.5" calcext:value-type="float">
            <text:p>130.5</text:p>
          </table:table-cell>
          <table:table-cell office:value-type="float" office:value="135" calcext:value-type="float">
            <text:p>135</text:p>
          </table:table-cell>
          <table:table-cell office:value-type="float" office:value="122.4" calcext:value-type="float">
            <text:p>122.4</text:p>
          </table:table-cell>
          <table:table-cell office:value-type="float" office:value="114.1" calcext:value-type="float">
            <text:p>114.1</text:p>
          </table:table-cell>
          <table:table-cell office:value-type="float" office:value="146.5" calcext:value-type="float">
            <text:p>146.5</text:p>
          </table:table-cell>
          <table:table-cell office:value-type="float" office:value="157.3" calcext:value-type="float">
            <text:p>157.3</text:p>
          </table:table-cell>
          <table:table-cell office:value-type="float" office:value="153.2" calcext:value-type="float">
            <text:p>153.2</text:p>
          </table:table-cell>
          <table:table-cell office:value-type="float" office:value="155" calcext:value-type="float">
            <text:p>155</text:p>
          </table:table-cell>
          <table:table-cell office:value-type="float" office:value="155.3" calcext:value-type="float">
            <text:p>155.3</text:p>
          </table:table-cell>
          <table:table-cell office:value-type="float" office:value="157.1" calcext:value-type="float">
            <text:p>157.1</text:p>
          </table:table-cell>
          <table:table-cell office:value-type="float" office:value="156.6" calcext:value-type="float">
            <text:p>156.6</text:p>
          </table:table-cell>
          <table:table-cell office:value-type="float" office:value="155.9" calcext:value-type="float">
            <text:p>155.9</text:p>
          </table:table-cell>
          <table:table-cell table:number-columns-repeated="35"/>
          <table:table-cell table:style-name="ce2"/>
        </table:table-row>
        <table:table-row table:style-name="ro1">
          <table:table-cell office:value-type="string" calcext:value-type="string">
            <text:p>04_select1k</text:p>
          </table:table-cell>
          <table:table-cell office:value-type="float" office:value="44.586" calcext:value-type="float">
            <text:p>44.586</text:p>
          </table:table-cell>
          <table:table-cell office:value-type="float" office:value="53.344" calcext:value-type="float">
            <text:p>53.344</text:p>
          </table:table-cell>
          <table:table-cell office:value-type="float" office:value="62.284" calcext:value-type="float">
            <text:p>62.284</text:p>
          </table:table-cell>
          <table:table-cell office:value-type="float" office:value="126" calcext:value-type="float">
            <text:p>126</text:p>
          </table:table-cell>
          <table:table-cell office:value-type="float" office:value="18.1685" calcext:value-type="float">
            <text:p>18.1685</text:p>
          </table:table-cell>
          <table:table-cell office:value-type="float" office:value="18.126" calcext:value-type="float">
            <text:p>18.126</text:p>
          </table:table-cell>
          <table:table-cell office:value-type="float" office:value="20.5345" calcext:value-type="float">
            <text:p>20.5345</text:p>
          </table:table-cell>
          <table:table-cell office:value-type="float" office:value="18.2" calcext:value-type="float">
            <text:p>18.2</text:p>
          </table:table-cell>
          <table:table-cell office:value-type="float" office:value="22.6" calcext:value-type="float">
            <text:p>22.6</text:p>
          </table:table-cell>
          <table:table-cell office:value-type="float" office:value="19.8" calcext:value-type="float">
            <text:p>19.8</text:p>
          </table:table-cell>
          <table:table-cell office:value-type="float" office:value="19.3" calcext:value-type="float">
            <text:p>19.3</text:p>
          </table:table-cell>
          <table:table-cell office:value-type="float" office:value="18.8" calcext:value-type="float">
            <text:p>18.8</text:p>
          </table:table-cell>
          <table:table-cell office:value-type="float" office:value="18.4" calcext:value-type="float">
            <text:p>18.4</text:p>
          </table:table-cell>
          <table:table-cell office:value-type="float" office:value="22.5" calcext:value-type="float">
            <text:p>22.5</text:p>
          </table:table-cell>
          <table:table-cell office:value-type="float" office:value="22.6" calcext:value-type="float">
            <text:p>22.6</text:p>
          </table:table-cell>
          <table:table-cell office:value-type="float" office:value="19.3" calcext:value-type="float">
            <text:p>19.3</text:p>
          </table:table-cell>
          <table:table-cell office:value-type="float" office:value="21.3" calcext:value-type="float">
            <text:p>21.3</text:p>
          </table:table-cell>
          <table:table-cell office:value-type="float" office:value="22.7" calcext:value-type="float">
            <text:p>22.7</text:p>
          </table:table-cell>
          <table:table-cell office:value-type="float" office:value="17.8" calcext:value-type="float">
            <text:p>17.8</text:p>
          </table:table-cell>
          <table:table-cell office:value-type="float" office:value="159" calcext:value-type="float">
            <text:p>159</text:p>
          </table:table-cell>
          <table:table-cell office:value-type="float" office:value="17.5" calcext:value-type="float">
            <text:p>17.5</text:p>
          </table:table-cell>
          <table:table-cell office:value-type="float" office:value="17.7" calcext:value-type="float">
            <text:p>17.7</text:p>
          </table:table-cell>
          <table:table-cell office:value-type="float" office:value="16.5" calcext:value-type="float">
            <text:p>16.5</text:p>
          </table:table-cell>
          <table:table-cell office:value-type="float" office:value="18.4" calcext:value-type="float">
            <text:p>18.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9.6" calcext:value-type="float">
            <text:p>19.6</text:p>
          </table:table-cell>
          <table:table-cell office:value-type="float" office:value="20.7" calcext:value-type="float">
            <text:p>20.7</text:p>
          </table:table-cell>
          <table:table-cell table:number-columns-repeated="35"/>
          <table:table-cell table:style-name="ce2"/>
        </table:table-row>
        <table:table-row table:style-name="ro1">
          <table:table-cell office:value-type="string" calcext:value-type="string">
            <text:p>05_swap1k</text:p>
          </table:table-cell>
          <table:table-cell office:value-type="float" office:value="72.4305" calcext:value-type="float">
            <text:p>72.4305</text:p>
          </table:table-cell>
          <table:table-cell office:value-type="float" office:value="79.0625" calcext:value-type="float">
            <text:p>79.0625</text:p>
          </table:table-cell>
          <table:table-cell office:value-type="float" office:value="95.1015" calcext:value-type="float">
            <text:p>95.1015</text:p>
          </table:table-cell>
          <table:table-cell office:value-type="float" office:value="133" calcext:value-type="float">
            <text:p>133</text:p>
          </table:table-cell>
          <table:table-cell office:value-type="float" office:value="45.031" calcext:value-type="float">
            <text:p>45.031</text:p>
          </table:table-cell>
          <table:table-cell office:value-type="float" office:value="53.591" calcext:value-type="float">
            <text:p>53.591</text:p>
          </table:table-cell>
          <table:table-cell office:value-type="float" office:value="46.447" calcext:value-type="float">
            <text:p>46.447</text:p>
          </table:table-cell>
          <table:table-cell office:value-type="float" office:value="51.6" calcext:value-type="float">
            <text:p>51.6</text:p>
          </table:table-cell>
          <table:table-cell office:value-type="float" office:value="54.7" calcext:value-type="float">
            <text:p>54.7</text:p>
          </table:table-cell>
          <table:table-cell office:value-type="float" office:value="54.4" calcext:value-type="float">
            <text:p>54.4</text:p>
          </table:table-cell>
          <table:table-cell office:value-type="float" office:value="56" calcext:value-type="float">
            <text:p>56</text:p>
          </table:table-cell>
          <table:table-cell office:value-type="float" office:value="50.9" calcext:value-type="float">
            <text:p>50.9</text:p>
          </table:table-cell>
          <table:table-cell office:value-type="float" office:value="53.8" calcext:value-type="float">
            <text:p>53.8</text:p>
          </table:table-cell>
          <table:table-cell office:value-type="float" office:value="47.7" calcext:value-type="float">
            <text:p>47.7</text:p>
          </table:table-cell>
          <table:table-cell office:value-type="float" office:value="48.2" calcext:value-type="float">
            <text:p>48.2</text:p>
          </table:table-cell>
          <table:table-cell office:value-type="float" office:value="46" calcext:value-type="float">
            <text:p>46</text:p>
          </table:table-cell>
          <table:table-cell office:value-type="float" office:value="45.7" calcext:value-type="float">
            <text:p>45.7</text:p>
          </table:table-cell>
          <table:table-cell office:value-type="float" office:value="48" calcext:value-type="float">
            <text:p>48</text:p>
          </table:table-cell>
          <table:table-cell office:value-type="float" office:value="40.6" calcext:value-type="float">
            <text:p>40.6</text:p>
          </table:table-cell>
          <table:table-cell office:value-type="float" office:value="38.4" calcext:value-type="float">
            <text:p>38.4</text:p>
          </table:table-cell>
          <table:table-cell office:value-type="float" office:value="45" calcext:value-type="float">
            <text:p>45</text:p>
          </table:table-cell>
          <table:table-cell office:value-type="float" office:value="47.2" calcext:value-type="float">
            <text:p>47.2</text:p>
          </table:table-cell>
          <table:table-cell office:value-type="float" office:value="48.8" calcext:value-type="float">
            <text:p>48.8</text:p>
          </table:table-cell>
          <table:table-cell office:value-type="float" office:value="49.8" calcext:value-type="float">
            <text:p>49.8</text:p>
          </table:table-cell>
          <table:table-cell office:value-type="float" office:value="49.2" calcext:value-type="float">
            <text:p>49.2</text:p>
          </table:table-cell>
          <table:table-cell office:value-type="float" office:value="47" calcext:value-type="float">
            <text:p>47</text:p>
          </table:table-cell>
          <table:table-cell office:value-type="float" office:value="47.6" calcext:value-type="float">
            <text:p>47.6</text:p>
          </table:table-cell>
          <table:table-cell office:value-type="float" office:value="46.5" calcext:value-type="float">
            <text:p>46.5</text:p>
          </table:table-cell>
          <table:table-cell table:number-columns-repeated="35"/>
          <table:table-cell table:style-name="ce2"/>
        </table:table-row>
        <table:table-row table:style-name="ro1">
          <table:table-cell table:style-name="ce3" office:value-type="string" calcext:value-type="string">
            <text:p>06_remove-one-1k</text:p>
          </table:table-cell>
          <table:table-cell table:style-name="ce3" office:value-type="float" office:value="39.654" calcext:value-type="float">
            <text:p>39.654</text:p>
          </table:table-cell>
          <table:table-cell table:style-name="ce3" office:value-type="float" office:value="40.0225" calcext:value-type="float">
            <text:p>40.0225</text:p>
          </table:table-cell>
          <table:table-cell table:style-name="ce3" office:value-type="float" office:value="45.5055" calcext:value-type="float">
            <text:p>45.5055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5.839" calcext:value-type="float">
            <text:p>35.839</text:p>
          </table:table-cell>
          <table:table-cell table:style-name="ce3" office:value-type="float" office:value="37.221" calcext:value-type="float">
            <text:p>37.221</text:p>
          </table:table-cell>
          <table:table-cell table:style-name="ce3" office:value-type="float" office:value="37.6755" calcext:value-type="float">
            <text:p>37.6755</text:p>
          </table:table-cell>
          <table:table-cell table:style-name="ce3" office:value-type="float" office:value="38.1" calcext:value-type="float">
            <text:p>38.1</text:p>
          </table:table-cell>
          <table:table-cell table:style-name="ce3" office:value-type="float" office:value="41.1" calcext:value-type="float">
            <text:p>41.1</text:p>
          </table:table-cell>
          <table:table-cell table:style-name="ce3" office:value-type="float" office:value="42.7" calcext:value-type="float">
            <text:p>42.7</text:p>
          </table:table-cell>
          <table:table-cell table:style-name="ce3" office:value-type="float" office:value="42.3" calcext:value-type="float">
            <text:p>42.3</text:p>
          </table:table-cell>
          <table:table-cell table:style-name="ce3" office:value-type="float" office:value="44.9" calcext:value-type="float">
            <text:p>44.9</text:p>
          </table:table-cell>
          <table:table-cell table:style-name="ce3" office:value-type="float" office:value="27.2" calcext:value-type="float">
            <text:p>27.2</text:p>
          </table:table-cell>
          <table:table-cell table:style-name="ce3" office:value-type="float" office:value="23.4" calcext:value-type="float">
            <text:p>23.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.2" calcext:value-type="float">
            <text:p>21.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.8" calcext:value-type="float">
            <text:p>22.8</text:p>
          </table:table-cell>
          <table:table-cell table:style-name="ce3" office:value-type="float" office:value="19.5" calcext:value-type="float">
            <text:p>19.5</text:p>
          </table:table-cell>
          <table:table-cell table:style-name="ce3" office:value-type="float" office:value="18.2" calcext:value-type="float">
            <text:p>18.2</text:p>
          </table:table-cell>
          <table:table-cell table:style-name="ce3" office:value-type="float" office:value="19.5" calcext:value-type="float">
            <text:p>19.5</text:p>
          </table:table-cell>
          <table:table-cell table:style-name="ce3" office:value-type="float" office:value="19.9" calcext:value-type="float">
            <text:p>19.9</text:p>
          </table:table-cell>
          <table:table-cell table:style-name="ce3" office:value-type="float" office:value="20.7" calcext:value-type="float">
            <text:p>20.7</text:p>
          </table:table-cell>
          <table:table-cell table:style-name="ce3" office:value-type="float" office:value="20.4" calcext:value-type="float">
            <text:p>20.4</text:p>
          </table:table-cell>
          <table:table-cell table:style-name="ce3" office:value-type="float" office:value="20.8" calcext:value-type="float">
            <text:p>20.8</text:p>
          </table:table-cell>
          <table:table-cell table:style-name="ce3" office:value-type="float" office:value="19.5" calcext:value-type="float">
            <text:p>19.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9.4" calcext:value-type="float">
            <text:p>19.4</text:p>
          </table:table-cell>
          <table:table-cell table:style-name="ce3" table:number-columns-repeated="36"/>
        </table:table-row>
        <table:table-row table:style-name="ro1">
          <table:table-cell table:style-name="ce3" office:value-type="string" calcext:value-type="string">
            <text:p>07_create10k</text:p>
          </table:table-cell>
          <table:table-cell table:style-name="ce3" office:value-type="float" office:value="943.0705" calcext:value-type="float">
            <text:p>943.0705</text:p>
          </table:table-cell>
          <table:table-cell table:style-name="ce3" office:value-type="float" office:value="1220.076" calcext:value-type="float">
            <text:p>1220.076</text:p>
          </table:table-cell>
          <table:table-cell table:style-name="ce3" office:value-type="float" office:value="1211.3455" calcext:value-type="float">
            <text:p>1211.3455</text:p>
          </table:table-cell>
          <table:table-cell table:style-name="ce3" office:value-type="float" office:value="1304" calcext:value-type="float">
            <text:p>1304</text:p>
          </table:table-cell>
          <table:table-cell table:style-name="ce3" office:value-type="float" office:value="875.574" calcext:value-type="float">
            <text:p>875.574</text:p>
          </table:table-cell>
          <table:table-cell table:style-name="ce3" office:value-type="float" office:value="981.1065" calcext:value-type="float">
            <text:p>981.1065</text:p>
          </table:table-cell>
          <table:table-cell table:style-name="ce3" office:value-type="float" office:value="964.1125" calcext:value-type="float">
            <text:p>964.1125</text:p>
          </table:table-cell>
          <table:table-cell table:style-name="ce3" office:value-type="float" office:value="947.8" calcext:value-type="float">
            <text:p>947.8</text:p>
          </table:table-cell>
          <table:table-cell table:style-name="ce3" office:value-type="float" office:value="1014.4" calcext:value-type="float">
            <text:p>1014.4</text:p>
          </table:table-cell>
          <table:table-cell table:style-name="ce3" office:value-type="float" office:value="1054.1" calcext:value-type="float">
            <text:p>1054.1</text:p>
          </table:table-cell>
          <table:table-cell table:style-name="ce3" office:value-type="float" office:value="1019.8" calcext:value-type="float">
            <text:p>1019.8</text:p>
          </table:table-cell>
          <table:table-cell table:style-name="ce3" office:value-type="float" office:value="1065.5" calcext:value-type="float">
            <text:p>1065.5</text:p>
          </table:table-cell>
          <table:table-cell table:style-name="ce3" office:value-type="float" office:value="969.7" calcext:value-type="float">
            <text:p>969.7</text:p>
          </table:table-cell>
          <table:table-cell table:style-name="ce3" office:value-type="float" office:value="1001.4" calcext:value-type="float">
            <text:p>1001.4</text:p>
          </table:table-cell>
          <table:table-cell table:style-name="ce3" office:value-type="float" office:value="1026" calcext:value-type="float">
            <text:p>1026</text:p>
          </table:table-cell>
          <table:table-cell table:style-name="ce3" office:value-type="float" office:value="926.2" calcext:value-type="float">
            <text:p>926.2</text:p>
          </table:table-cell>
          <table:table-cell table:style-name="ce3" office:value-type="float" office:value="927.5" calcext:value-type="float">
            <text:p>927.5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760.8" calcext:value-type="float">
            <text:p>760.8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746.5" calcext:value-type="float">
            <text:p>746.5</text:p>
          </table:table-cell>
          <table:table-cell table:style-name="ce3" office:value-type="float" office:value="756.8" calcext:value-type="float">
            <text:p>756.8</text:p>
          </table:table-cell>
          <table:table-cell table:style-name="ce3" office:value-type="float" office:value="773.9" calcext:value-type="float">
            <text:p>773.9</text:p>
          </table:table-cell>
          <table:table-cell table:style-name="ce3" office:value-type="float" office:value="790.3" calcext:value-type="float">
            <text:p>790.3</text:p>
          </table:table-cell>
          <table:table-cell table:style-name="ce3" office:value-type="float" office:value="758.8" calcext:value-type="float">
            <text:p>758.8</text:p>
          </table:table-cell>
          <table:table-cell table:style-name="ce3" office:value-type="float" office:value="762.7" calcext:value-type="float">
            <text:p>762.7</text:p>
          </table:table-cell>
          <table:table-cell table:style-name="ce3" office:value-type="float" office:value="777.8" calcext:value-type="float">
            <text:p>777.8</text:p>
          </table:table-cell>
          <table:table-cell table:style-name="ce3" table:number-columns-repeated="36"/>
        </table:table-row>
        <table:table-row table:style-name="ro1">
          <table:table-cell office:value-type="string" calcext:value-type="string">
            <text:p>08_create1k-after1k_x2</text:p>
          </table:table-cell>
          <table:table-cell office:value-type="float" office:value="261.1265" calcext:value-type="float">
            <text:p>261.1265</text:p>
          </table:table-cell>
          <table:table-cell office:value-type="float" office:value="350.79" calcext:value-type="float">
            <text:p>350.79</text:p>
          </table:table-cell>
          <table:table-cell office:value-type="float" office:value="360.0825" calcext:value-type="float">
            <text:p>360.0825</text:p>
          </table:table-cell>
          <table:table-cell office:value-type="float" office:value="446" calcext:value-type="float">
            <text:p>446</text:p>
          </table:table-cell>
          <table:table-cell office:value-type="float" office:value="170.741" calcext:value-type="float">
            <text:p>170.741</text:p>
          </table:table-cell>
          <table:table-cell office:value-type="float" office:value="208.8285" calcext:value-type="float">
            <text:p>208.8285</text:p>
          </table:table-cell>
          <table:table-cell office:value-type="float" office:value="203.088" calcext:value-type="float">
            <text:p>203.088</text:p>
          </table:table-cell>
          <table:table-cell office:value-type="float" office:value="204.1" calcext:value-type="float">
            <text:p>204.1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2" calcext:value-type="float">
            <text:p>229.2</text:p>
          </table:table-cell>
          <table:table-cell office:value-type="float" office:value="222.2" calcext:value-type="float">
            <text:p>222.2</text:p>
          </table:table-cell>
          <table:table-cell office:value-type="float" office:value="232.1" calcext:value-type="float">
            <text:p>232.1</text:p>
          </table:table-cell>
          <table:table-cell office:value-type="float" office:value="210.3" calcext:value-type="float">
            <text:p>210.3</text:p>
          </table:table-cell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200.6" calcext:value-type="float">
            <text:p>200.6</text:p>
          </table:table-cell>
          <table:table-cell office:value-type="float" office:value="202.4" calcext:value-type="float">
            <text:p>202.4</text:p>
          </table:table-cell>
          <table:table-cell office:value-type="float" office:value="202.8" calcext:value-type="float">
            <text:p>202.8</text:p>
          </table:table-cell>
          <table:table-cell office:value-type="float" office:value="168" calcext:value-type="float">
            <text:p>168</text:p>
          </table:table-cell>
          <table:table-cell office:value-type="float" office:value="168.7" calcext:value-type="float">
            <text:p>168.7</text:p>
          </table:table-cell>
          <table:table-cell office:value-type="float" office:value="168.5" calcext:value-type="float">
            <text:p>168.5</text:p>
          </table:table-cell>
          <table:table-cell office:value-type="float" office:value="169.5" calcext:value-type="float">
            <text:p>169.5</text:p>
          </table:table-cell>
          <table:table-cell office:value-type="float" office:value="172.8" calcext:value-type="float">
            <text:p>172.8</text:p>
          </table:table-cell>
          <table:table-cell office:value-type="float" office:value="174.3" calcext:value-type="float">
            <text:p>174.3</text:p>
          </table:table-cell>
          <table:table-cell office:value-type="float" office:value="177.2" calcext:value-type="float">
            <text:p>177.2</text:p>
          </table:table-cell>
          <table:table-cell office:value-type="float" office:value="170.7" calcext:value-type="float">
            <text:p>170.7</text:p>
          </table:table-cell>
          <table:table-cell office:value-type="float" office:value="173.9" calcext:value-type="float">
            <text:p>173.9</text:p>
          </table:table-cell>
          <table:table-cell office:value-type="float" office:value="172.6" calcext:value-type="float">
            <text:p>172.6</text:p>
          </table:table-cell>
          <table:table-cell table:number-columns-repeated="35"/>
          <table:table-cell table:style-name="ce2"/>
        </table:table-row>
        <table:table-row table:style-name="ro1">
          <table:table-cell office:value-type="string" calcext:value-type="string">
            <text:p>09_clear1k_x8</text:p>
          </table:table-cell>
          <table:table-cell office:value-type="float" office:value="212.385" calcext:value-type="float">
            <text:p>212.385</text:p>
          </table:table-cell>
          <table:table-cell office:value-type="float" office:value="289.284" calcext:value-type="float">
            <text:p>289.284</text:p>
          </table:table-cell>
          <table:table-cell office:value-type="float" office:value="385.263" calcext:value-type="float">
            <text:p>385.263</text:p>
          </table:table-cell>
          <table:table-cell office:value-type="float" office:value="600.2" calcext:value-type="float">
            <text:p>600.2</text:p>
          </table:table-cell>
          <table:table-cell office:value-type="float" office:value="82.869" calcext:value-type="float">
            <text:p>82.869</text:p>
          </table:table-cell>
          <table:table-cell office:value-type="float" office:value="95.7405" calcext:value-type="float">
            <text:p>95.7405</text:p>
          </table:table-cell>
          <table:table-cell office:value-type="float" office:value="103.8105" calcext:value-type="float">
            <text:p>103.8105</text:p>
          </table:table-cell>
          <table:table-cell office:value-type="float" office:value="105.7" calcext:value-type="float">
            <text:p>105.7</text:p>
          </table:table-cell>
          <table:table-cell office:value-type="float" office:value="107.6" calcext:value-type="float">
            <text:p>107.6</text:p>
          </table:table-cell>
          <table:table-cell office:value-type="float" office:value="96.1" calcext:value-type="float">
            <text:p>96.1</text:p>
          </table:table-cell>
          <table:table-cell office:value-type="float" office:value="99.5" calcext:value-type="float">
            <text:p>99.5</text:p>
          </table:table-cell>
          <table:table-cell office:value-type="float" office:value="106.4" calcext:value-type="float">
            <text:p>106.4</text:p>
          </table:table-cell>
          <table:table-cell office:value-type="float" office:value="101" calcext:value-type="float">
            <text:p>101</text:p>
          </table:table-cell>
          <table:table-cell office:value-type="float" office:value="104.2" calcext:value-type="float">
            <text:p>104.2</text:p>
          </table:table-cell>
          <table:table-cell office:value-type="float" office:value="102.5" calcext:value-type="float">
            <text:p>102.5</text:p>
          </table:table-cell>
          <table:table-cell office:value-type="float" office:value="95.4" calcext:value-type="float">
            <text:p>95.4</text:p>
          </table:table-cell>
          <table:table-cell office:value-type="float" office:value="97.9" calcext:value-type="float">
            <text:p>97.9</text:p>
          </table:table-cell>
          <table:table-cell office:value-type="float" office:value="102" calcext:value-type="float">
            <text:p>102</text:p>
          </table:table-cell>
          <table:table-cell office:value-type="float" office:value="82.9" calcext:value-type="float">
            <text:p>82.9</text:p>
          </table:table-cell>
          <table:table-cell office:value-type="float" office:value="81.4" calcext:value-type="float">
            <text:p>81.4</text:p>
          </table:table-cell>
          <table:table-cell office:value-type="float" office:value="89.9" calcext:value-type="float">
            <text:p>89.9</text:p>
          </table:table-cell>
          <table:table-cell office:value-type="float" office:value="90.8" calcext:value-type="float">
            <text:p>90.8</text:p>
          </table:table-cell>
          <table:table-cell office:value-type="float" office:value="93.8" calcext:value-type="float">
            <text:p>93.8</text:p>
          </table:table-cell>
          <table:table-cell office:value-type="float" office:value="47.8" calcext:value-type="float">
            <text:p>47.8</text:p>
          </table:table-cell>
          <table:table-cell office:value-type="float" office:value="49.9" calcext:value-type="float">
            <text:p>49.9</text:p>
          </table:table-cell>
          <table:table-cell office:value-type="float" office:value="49.6" calcext:value-type="float">
            <text:p>49.6</text:p>
          </table:table-cell>
          <table:table-cell office:value-type="float" office:value="49.4" calcext:value-type="float">
            <text:p>49.4</text:p>
          </table:table-cell>
          <table:table-cell office:value-type="float" office:value="49" calcext:value-type="float">
            <text:p>49</text:p>
          </table:table-cell>
          <table:table-cell table:number-columns-repeated="35"/>
          <table:table-cell table:style-name="ce2"/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Chrome 75</text:p>
          </table:table-cell>
          <table:table-cell office:value-type="string" calcext:value-type="string">
            <text:p>Chrome 76</text:p>
          </table:table-cell>
          <table:table-cell office:value-type="string" calcext:value-type="string">
            <text:p>Chrome 77</text:p>
          </table:table-cell>
          <table:table-cell office:value-type="string" calcext:value-type="string">
            <text:p>Chrome 7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01_run1k</text:p>
          </table:table-cell>
          <table:table-cell table:formula="of:=[.B3]/[.$B$3]" office:value-type="float" office:value="1" calcext:value-type="float">
            <text:p>1</text:p>
          </table:table-cell>
          <table:table-cell table:formula="of:=[.C3]/[.$B$3]" office:value-type="float" office:value="1.27983370066119" calcext:value-type="float">
            <text:p>1.27983370066119</text:p>
          </table:table-cell>
          <table:table-cell table:formula="of:=[.D3]/[.$B$3]" office:value-type="float" office:value="1.36482668803847" calcext:value-type="float">
            <text:p>1.36482668803847</text:p>
          </table:table-cell>
          <table:table-cell table:formula="of:=[.E3]/[.$B$3]" office:value-type="float" office:value="1.68403125626127" calcext:value-type="float">
            <text:p>1.684031256261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02_replace1k</text:p>
          </table:table-cell>
          <table:table-cell table:formula="of:=[.B4]/[.$B$4]" office:value-type="float" office:value="1" calcext:value-type="float">
            <text:p>1</text:p>
          </table:table-cell>
          <table:table-cell table:formula="of:=[.C4]/[.$B$4]" office:value-type="float" office:value="1.32469052008834" calcext:value-type="float">
            <text:p>1.32469052008834</text:p>
          </table:table-cell>
          <table:table-cell table:formula="of:=[.D4]/[.$B$4]" office:value-type="float" office:value="1.38190125007598" calcext:value-type="float">
            <text:p>1.38190125007598</text:p>
          </table:table-cell>
          <table:table-cell table:formula="of:=[.E4]/[.$B$4]" office:value-type="float" office:value="1.49218955771218" calcext:value-type="float">
            <text:p>1.492189557712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06_remove-one-1k</text:p>
          </table:table-cell>
          <table:table-cell table:formula="of:=[.B8]/[.$B$8]" office:value-type="float" office:value="1" calcext:value-type="float">
            <text:p>1</text:p>
          </table:table-cell>
          <table:table-cell table:formula="of:=[.C8]/[.$B$8]" office:value-type="float" office:value="1.00929288344177" calcext:value-type="float">
            <text:p>1.00929288344177</text:p>
          </table:table-cell>
          <table:table-cell table:formula="of:=[.D8]/[.$B$8]" office:value-type="float" office:value="1.147563927977" calcext:value-type="float">
            <text:p>1.147563927977</text:p>
          </table:table-cell>
          <table:table-cell table:formula="of:=[.E8]/[.$B$8]" office:value-type="float" office:value="1.18525243355021" calcext:value-type="float">
            <text:p>1.185252433550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07_create10k</text:p>
          </table:table-cell>
          <table:table-cell table:formula="of:=[.B9]/[.$B$9]" office:value-type="float" office:value="1" calcext:value-type="float">
            <text:p>1</text:p>
          </table:table-cell>
          <table:table-cell table:formula="of:=[.C9]/[.$B$9]" office:value-type="float" office:value="1.29372724520595" calcext:value-type="float">
            <text:p>1.29372724520595</text:p>
          </table:table-cell>
          <table:table-cell table:formula="of:=[.D9]/[.$B$9]" office:value-type="float" office:value="1.28446971885983" calcext:value-type="float">
            <text:p>1.28446971885983</text:p>
          </table:table-cell>
          <table:table-cell table:formula="of:=[.E9]/[.$B$9]" office:value-type="float" office:value="1.38271741084044" calcext:value-type="float">
            <text:p>1.38271741084044</text:p>
          </table:table-cell>
          <table:table-cell table:number-columns-repeated="60"/>
        </table:table-row>
        <table:table-row table:style-name="ro1">
          <table:table-cell table:number-columns-repeated="65"/>
        </table:table-row>
        <table:table-row table:style-name="ro1">
          <table:table-cell office:value-type="string" calcext:value-type="string">
            <text:p>Linux</text:p>
          </table:table-cell>
          <table:table-cell office:value-type="string" calcext:value-type="string">
            <text:p>Chrome 75 <text:s/>U19.10</text:p>
          </table:table-cell>
          <table:table-cell office:value-type="string" calcext:value-type="string">
            <text:p>Chrome 76 <text:s/>U19.10</text:p>
          </table:table-cell>
          <table:table-cell office:value-type="string" calcext:value-type="string">
            <text:p>Chrome 77 <text:s/>U19.10</text:p>
          </table:table-cell>
          <table:table-cell office:value-type="string" calcext:value-type="string">
            <text:p>Chrome 78 <text:s/>U19.10</text:p>
          </table:table-cell>
          <table:table-cell office:value-type="string" calcext:value-type="string">
            <text:p>Chrome 79 <text:s/>U19.10</text:p>
          </table:table-cell>
          <table:table-cell table:style-name="Default" office:value-type="string" calcext:value-type="string">
            <text:p>Chrome 80 U19.10</text:p>
          </table:table-cell>
          <table:table-cell table:style-name="Default" office:value-type="string" calcext:value-type="string">
            <text:p>Chrome 80 U20.04</text:p>
          </table:table-cell>
          <table:table-cell office:value-type="string" calcext:value-type="string">
            <text:p>Chrome 81 U 20.04</text:p>
          </table:table-cell>
          <table:table-cell office:value-type="string" calcext:value-type="string">
            <text:p>Chrome 83 U 20.04</text:p>
          </table:table-cell>
          <table:table-cell office:value-type="string" calcext:value-type="string">
            <text:p>Chrome 85 U 20.04</text:p>
          </table:table-cell>
          <table:table-cell office:value-type="string" calcext:value-type="string">
            <text:p>Chrome 86 F 33</text:p>
          </table:table-cell>
          <table:table-cell office:value-type="string" calcext:value-type="string">
            <text:p>Chrome 87 F33</text:p>
          </table:table-cell>
          <table:table-cell office:value-type="string" calcext:value-type="string">
            <text:p>Chrome 88 F 33</text:p>
          </table:table-cell>
          <table:table-cell office:value-type="string" calcext:value-type="string">
            <text:p>Chrome 89 F 33</text:p>
          </table:table-cell>
          <table:table-cell office:value-type="string" calcext:value-type="string">
            <text:p>Chrome 90 F34</text:p>
          </table:table-cell>
          <table:table-cell office:value-type="string" calcext:value-type="string">
            <text:p>Chrome 91 F34</text:p>
          </table:table-cell>
          <table:table-cell office:value-type="string" calcext:value-type="string">
            <text:p>Chrome 92 F34</text:p>
          </table:table-cell>
          <table:table-cell office:value-type="string" calcext:value-type="string">
            <text:p>Chrome 93 F34</text:p>
          </table:table-cell>
          <table:table-cell office:value-type="string" calcext:value-type="string">
            <text:p>Chrome 94 F34</text:p>
          </table:table-cell>
          <table:table-cell office:value-type="string" calcext:value-type="string">
            <text:p>Chrome 95 F34</text:p>
          </table:table-cell>
          <table:table-cell office:value-type="string" calcext:value-type="string">
            <text:p>Chrome 96 F34</text:p>
          </table:table-cell>
          <table:table-cell office:value-type="string" calcext:value-type="string">
            <text:p>Chrome 97 F34</text:p>
          </table:table-cell>
          <table:table-cell office:value-type="string" calcext:value-type="string">
            <text:p>Chrome 98 F35</text:p>
          </table:table-cell>
          <table:table-cell office:value-type="string" calcext:value-type="string">
            <text:p>Chrome 99 F35</text:p>
          </table:table-cell>
          <table:table-cell table:number-columns-repeated="39"/>
          <table:table-cell table:style-name="ce2"/>
        </table:table-row>
        <table:table-row table:style-name="ro1">
          <table:table-cell office:value-type="string" calcext:value-type="string">
            <text:p>01_run1k</text:p>
          </table:table-cell>
          <table:table-cell table:formula="of:=[.F3]/[.$F$3]" office:value-type="float" office:value="1" calcext:value-type="float">
            <text:p>1</text:p>
          </table:table-cell>
          <table:table-cell table:formula="of:=[.G3]/[.$F$3]" office:value-type="float" office:value="1.18162850322695" calcext:value-type="float">
            <text:p>1.18162850322695</text:p>
          </table:table-cell>
          <table:table-cell table:formula="of:=[.H3]/[.$F$3]" office:value-type="float" office:value="1.31317596440044" calcext:value-type="float">
            <text:p>1.31317596440044</text:p>
          </table:table-cell>
          <table:table-cell table:formula="of:=[.I3]/[.$F$3]" office:value-type="float" office:value="1.35089735655557" calcext:value-type="float">
            <text:p>1.35089735655557</text:p>
          </table:table-cell>
          <table:table-cell table:formula="of:=[.J3]/[.$F$3]" office:value-type="float" office:value="1.39687030324463" calcext:value-type="float">
            <text:p>1.39687030324463</text:p>
          </table:table-cell>
          <table:table-cell table:formula="of:=[.K3]/[.$F$3]" office:value-type="float" office:value="1.41926737983674" calcext:value-type="float">
            <text:p>1.41926737983674</text:p>
          </table:table-cell>
          <table:table-cell table:formula="of:=[.L3]/[.$F$3]" office:value-type="float" office:value="1.39804909674948" calcext:value-type="float">
            <text:p>1.39804909674948</text:p>
          </table:table-cell>
          <table:table-cell table:formula="of:=[.M3]/[.$F$3]" office:value-type="float" office:value="1.43223410839006" calcext:value-type="float">
            <text:p>1.43223410839006</text:p>
          </table:table-cell>
          <table:table-cell table:formula="of:=[.N3]/[.$F$3]" office:value-type="float" office:value="1.33557304099254" calcext:value-type="float">
            <text:p>1.33557304099254</text:p>
          </table:table-cell>
          <table:table-cell table:formula="of:=[.O3]/[.$F$3]" office:value-type="float" office:value="1.25423628915805" calcext:value-type="float">
            <text:p>1.25423628915805</text:p>
          </table:table-cell>
          <table:table-cell table:formula="of:=[.P3]/[.$F$3]" office:value-type="float" office:value="1.28488492028409" calcext:value-type="float">
            <text:p>1.28488492028409</text:p>
          </table:table-cell>
          <table:table-cell table:formula="of:=[.Q3]/[.$F$3]" office:value-type="float" office:value="1.12456900362479" calcext:value-type="float">
            <text:p>1.12456900362479</text:p>
          </table:table-cell>
          <table:table-cell table:formula="of:=[.R3]/[.$F$3]" office:value-type="float" office:value="1.16111160227507" calcext:value-type="float">
            <text:p>1.16111160227507</text:p>
          </table:table-cell>
          <table:table-cell table:formula="of:=[.S3]/[.$F$3]" office:value-type="float" office:value="1.28370612677924" calcext:value-type="float">
            <text:p>1.28370612677924</text:p>
          </table:table-cell>
          <table:table-cell table:formula="of:=[.T3]/[.$F$3]" office:value-type="float" office:value="0.933604455839448" calcext:value-type="float">
            <text:p>0.933604455839448</text:p>
          </table:table-cell>
          <table:table-cell table:formula="of:=[.U3]/[.$F$3]" office:value-type="float" office:value="0.938319629858839" calcext:value-type="float">
            <text:p>0.938319629858839</text:p>
          </table:table-cell>
          <table:table-cell table:formula="of:=[.V3]/[.$F$3]" office:value-type="float" office:value="0.91120737924734" calcext:value-type="float">
            <text:p>0.91120737924734</text:p>
          </table:table-cell>
          <table:table-cell table:formula="of:=[.W3]/[.$F$3]" office:value-type="float" office:value="0.92181652079097" calcext:value-type="float">
            <text:p>0.92181652079097</text:p>
          </table:table-cell>
          <table:table-cell table:formula="of:=[.X3]/[.$F$3]" office:value-type="float" office:value="0.948928771402469" calcext:value-type="float">
            <text:p>0.948928771402469</text:p>
          </table:table-cell>
          <table:table-cell table:formula="of:=[.Y3]/[.$F$3]" office:value-type="float" office:value="0.960716706450948" calcext:value-type="float">
            <text:p>0.960716706450948</text:p>
          </table:table-cell>
          <table:table-cell table:formula="of:=[.Z3]/[.$F$3]" office:value-type="float" office:value="0.978398609023664" calcext:value-type="float">
            <text:p>0.978398609023664</text:p>
          </table:table-cell>
          <table:table-cell table:formula="of:=[.AA3]/[.$F$3]" office:value-type="float" office:value="0.910028585742493" calcext:value-type="float">
            <text:p>0.910028585742493</text:p>
          </table:table-cell>
          <table:table-cell table:formula="of:=[.AB3]/[.$F$3]" office:value-type="float" office:value="0.925352901305514" calcext:value-type="float">
            <text:p>0.925352901305514</text:p>
          </table:table-cell>
          <table:table-cell table:formula="of:=[.AC3]/[.$F$3]" office:value-type="float" office:value="0.940677216868535" calcext:value-type="float">
            <text:p>0.940677216868535</text:p>
          </table:table-cell>
          <table:table-cell table:number-columns-repeated="39"/>
          <table:table-cell table:style-name="ce2"/>
        </table:table-row>
        <table:table-row table:style-name="ro1">
          <table:table-cell office:value-type="string" calcext:value-type="string">
            <text:p>02_replace1k</text:p>
          </table:table-cell>
          <table:table-cell table:formula="of:=[.F4]/[.$F$4]" office:value-type="float" office:value="1" calcext:value-type="float">
            <text:p>1</text:p>
          </table:table-cell>
          <table:table-cell table:formula="of:=[.G4]/[.$F$4]" office:value-type="float" office:value="1.22582132497563" calcext:value-type="float">
            <text:p>1.22582132497563</text:p>
          </table:table-cell>
          <table:table-cell table:formula="of:=[.H4]/[.$F$4]" office:value-type="float" office:value="1.24000957166786" calcext:value-type="float">
            <text:p>1.24000957166786</text:p>
          </table:table-cell>
          <table:table-cell table:formula="of:=[.I4]/[.$F$4]" office:value-type="float" office:value="1.22330584397014" calcext:value-type="float">
            <text:p>1.22330584397014</text:p>
          </table:table-cell>
          <table:table-cell table:formula="of:=[.J4]/[.$F$4]" office:value-type="float" office:value="1.2653278004424" calcext:value-type="float">
            <text:p>1.2653278004424</text:p>
          </table:table-cell>
          <table:table-cell table:formula="of:=[.K4]/[.$F$4]" office:value-type="float" office:value="1.29450971465924" calcext:value-type="float">
            <text:p>1.29450971465924</text:p>
          </table:table-cell>
          <table:table-cell table:formula="of:=[.L4]/[.$F$4]" office:value-type="float" office:value="1.2653278004424" calcext:value-type="float">
            <text:p>1.2653278004424</text:p>
          </table:table-cell>
          <table:table-cell table:formula="of:=[.M4]/[.$F$4]" office:value-type="float" office:value="1.3365316711315" calcext:value-type="float">
            <text:p>1.3365316711315</text:p>
          </table:table-cell>
          <table:table-cell table:formula="of:=[.N4]/[.$F$4]" office:value-type="float" office:value="1.22097129083279" calcext:value-type="float">
            <text:p>1.22097129083279</text:p>
          </table:table-cell>
          <table:table-cell table:formula="of:=[.O4]/[.$F$4]" office:value-type="float" office:value="1.26766235357975" calcext:value-type="float">
            <text:p>1.26766235357975</text:p>
          </table:table-cell>
          <table:table-cell table:formula="of:=[.P4]/[.$F$4]" office:value-type="float" office:value="1.3143534163267" calcext:value-type="float">
            <text:p>1.3143534163267</text:p>
          </table:table-cell>
          <table:table-cell table:formula="of:=[.Q4]/[.$F$4]" office:value-type="float" office:value="1.16494201553645" calcext:value-type="float">
            <text:p>1.16494201553645</text:p>
          </table:table-cell>
          <table:table-cell table:formula="of:=[.R4]/[.$F$4]" office:value-type="float" office:value="1.19062210004727" calcext:value-type="float">
            <text:p>1.19062210004727</text:p>
          </table:table-cell>
          <table:table-cell table:formula="of:=[.S4]/[.$F$4]" office:value-type="float" office:value="1.18361844063523" calcext:value-type="float">
            <text:p>1.18361844063523</text:p>
          </table:table-cell>
          <table:table-cell table:formula="of:=[.T4]/[.$F$4]" office:value-type="float" office:value="0.970006828567927" calcext:value-type="float">
            <text:p>0.970006828567927</text:p>
          </table:table-cell>
          <table:table-cell table:formula="of:=[.U4]/[.$F$4]" office:value-type="float" office:value="0.966504998861905" calcext:value-type="float">
            <text:p>0.966504998861905</text:p>
          </table:table-cell>
          <table:table-cell table:formula="of:=[.V4]/[.$F$4]" office:value-type="float" office:value="0.984014147392012" calcext:value-type="float">
            <text:p>0.984014147392012</text:p>
          </table:table-cell>
          <table:table-cell table:formula="of:=[.W4]/[.$F$4]" office:value-type="float" office:value="0.993352359941403" calcext:value-type="float">
            <text:p>0.993352359941403</text:p>
          </table:table-cell>
          <table:table-cell table:formula="of:=[.X4]/[.$F$4]" office:value-type="float" office:value="1.0248688272956" calcext:value-type="float">
            <text:p>1.0248688272956</text:p>
          </table:table-cell>
          <table:table-cell table:formula="of:=[.Y4]/[.$F$4]" office:value-type="float" office:value="0.92798487209567" calcext:value-type="float">
            <text:p>0.92798487209567</text:p>
          </table:table-cell>
          <table:table-cell table:formula="of:=[.Z4]/[.$F$4]" office:value-type="float" office:value="0.931486701801691" calcext:value-type="float">
            <text:p>0.931486701801691</text:p>
          </table:table-cell>
          <table:table-cell table:formula="of:=[.AA4]/[.$F$4]" office:value-type="float" office:value="0.924483042389649" calcext:value-type="float">
            <text:p>0.924483042389649</text:p>
          </table:table-cell>
          <table:table-cell table:formula="of:=[.AB4]/[.$F$4]" office:value-type="float" office:value="0.912810276702911" calcext:value-type="float">
            <text:p>0.912810276702911</text:p>
          </table:table-cell>
          <table:table-cell table:formula="of:=[.AC4]/[.$F$4]" office:value-type="float" office:value="0.923315765820975" calcext:value-type="float">
            <text:p>0.923315765820975</text:p>
          </table:table-cell>
          <table:table-cell table:number-columns-repeated="39"/>
          <table:table-cell table:style-name="ce2"/>
        </table:table-row>
        <table:table-row table:style-name="ro1">
          <table:table-cell office:value-type="string" calcext:value-type="string">
            <text:p>06_remove-one-1k</text:p>
          </table:table-cell>
          <table:table-cell table:formula="of:=[.F8]/[.$F$8]" office:value-type="float" office:value="1" calcext:value-type="float">
            <text:p>1</text:p>
          </table:table-cell>
          <table:table-cell table:formula="of:=[.G8]/[.$F$8]" office:value-type="float" office:value="1.03856134378749" calcext:value-type="float">
            <text:p>1.03856134378749</text:p>
          </table:table-cell>
          <table:table-cell table:formula="of:=[.H8]/[.$F$8]" office:value-type="float" office:value="1.05124305923714" calcext:value-type="float">
            <text:p>1.05124305923714</text:p>
          </table:table-cell>
          <table:table-cell table:formula="of:=[.I8]/[.$F$8]" office:value-type="float" office:value="1.06308769775942" calcext:value-type="float">
            <text:p>1.06308769775942</text:p>
          </table:table-cell>
          <table:table-cell table:formula="of:=[.J8]/[.$F$8]" office:value-type="float" office:value="1.14679539049639" calcext:value-type="float">
            <text:p>1.14679539049639</text:p>
          </table:table-cell>
          <table:table-cell table:formula="of:=[.K8]/[.$F$8]" office:value-type="float" office:value="1.19143949328943" calcext:value-type="float">
            <text:p>1.19143949328943</text:p>
          </table:table-cell>
          <table:table-cell table:formula="of:=[.L8]/[.$F$8]" office:value-type="float" office:value="1.18027846759117" calcext:value-type="float">
            <text:p>1.18027846759117</text:p>
          </table:table-cell>
          <table:table-cell table:formula="of:=[.M8]/[.$F$8]" office:value-type="float" office:value="1.25282513462987" calcext:value-type="float">
            <text:p>1.25282513462987</text:p>
          </table:table-cell>
          <table:table-cell table:formula="of:=[.N8]/[.$F$8]" office:value-type="float" office:value="0.758949747481794" calcext:value-type="float">
            <text:p>0.758949747481794</text:p>
          </table:table-cell>
          <table:table-cell table:formula="of:=[.O8]/[.$F$8]" office:value-type="float" office:value="0.652920003348308" calcext:value-type="float">
            <text:p>0.652920003348308</text:p>
          </table:table-cell>
          <table:table-cell table:formula="of:=[.P8]/[.$F$8]" office:value-type="float" office:value="0.613856413404392" calcext:value-type="float">
            <text:p>0.613856413404392</text:p>
          </table:table-cell>
          <table:table-cell table:formula="of:=[.Q8]/[.$F$8]" office:value-type="float" office:value="0.591534362007869" calcext:value-type="float">
            <text:p>0.591534362007869</text:p>
          </table:table-cell>
          <table:table-cell table:formula="of:=[.R8]/[.$F$8]" office:value-type="float" office:value="0.585953849158738" calcext:value-type="float">
            <text:p>0.585953849158738</text:p>
          </table:table-cell>
          <table:table-cell table:formula="of:=[.S8]/[.$F$8]" office:value-type="float" office:value="0.636178464800915" calcext:value-type="float">
            <text:p>0.636178464800915</text:p>
          </table:table-cell>
          <table:table-cell table:formula="of:=[.T8]/[.$F$8]" office:value-type="float" office:value="0.544100002790256" calcext:value-type="float">
            <text:p>0.544100002790256</text:p>
          </table:table-cell>
          <table:table-cell table:formula="of:=[.U8]/[.$F$8]" office:value-type="float" office:value="0.507826669270906" calcext:value-type="float">
            <text:p>0.507826669270906</text:p>
          </table:table-cell>
          <table:table-cell table:formula="of:=[.V8]/[.$F$8]" office:value-type="float" office:value="0.544100002790256" calcext:value-type="float">
            <text:p>0.544100002790256</text:p>
          </table:table-cell>
          <table:table-cell table:formula="of:=[.W8]/[.$F$8]" office:value-type="float" office:value="0.555261028488518" calcext:value-type="float">
            <text:p>0.555261028488518</text:p>
          </table:table-cell>
          <table:table-cell table:formula="of:=[.X8]/[.$F$8]" office:value-type="float" office:value="0.577583079885041" calcext:value-type="float">
            <text:p>0.577583079885041</text:p>
          </table:table-cell>
          <table:table-cell table:formula="of:=[.Y8]/[.$F$8]" office:value-type="float" office:value="0.569212310611345" calcext:value-type="float">
            <text:p>0.569212310611345</text:p>
          </table:table-cell>
          <table:table-cell table:formula="of:=[.Z8]/[.$F$8]" office:value-type="float" office:value="0.580373336309607" calcext:value-type="float">
            <text:p>0.580373336309607</text:p>
          </table:table-cell>
          <table:table-cell table:formula="of:=[.AA8]/[.$F$8]" office:value-type="float" office:value="0.544100002790256" calcext:value-type="float">
            <text:p>0.544100002790256</text:p>
          </table:table-cell>
          <table:table-cell table:formula="of:=[.AB8]/[.$F$8]" office:value-type="float" office:value="0.558051284913084" calcext:value-type="float">
            <text:p>0.558051284913084</text:p>
          </table:table-cell>
          <table:table-cell table:formula="of:=[.AC8]/[.$F$8]" office:value-type="float" office:value="0.541309746365691" calcext:value-type="float">
            <text:p>0.541309746365691</text:p>
          </table:table-cell>
          <table:table-cell table:number-columns-repeated="39"/>
          <table:table-cell table:style-name="ce2"/>
        </table:table-row>
        <table:table-row table:style-name="ro1">
          <table:table-cell office:value-type="string" calcext:value-type="string">
            <text:p>07_create10k</text:p>
          </table:table-cell>
          <table:table-cell table:formula="of:=[.F9]/[.$F$9]" office:value-type="float" office:value="1" calcext:value-type="float">
            <text:p>1</text:p>
          </table:table-cell>
          <table:table-cell table:formula="of:=[.G9]/[.$F$9]" office:value-type="float" office:value="1.1205295040739" calcext:value-type="float">
            <text:p>1.1205295040739</text:p>
          </table:table-cell>
          <table:table-cell table:formula="of:=[.H9]/[.$F$9]" office:value-type="float" office:value="1.10112052208037" calcext:value-type="float">
            <text:p>1.10112052208037</text:p>
          </table:table-cell>
          <table:table-cell table:formula="of:=[.I9]/[.$F$9]" office:value-type="float" office:value="1.08248988663437" calcext:value-type="float">
            <text:p>1.08248988663437</text:p>
          </table:table-cell>
          <table:table-cell table:formula="of:=[.J9]/[.$F$9]" office:value-type="float" office:value="1.15855427411047" calcext:value-type="float">
            <text:p>1.15855427411047</text:p>
          </table:table-cell>
          <table:table-cell table:formula="of:=[.K9]/[.$F$9]" office:value-type="float" office:value="1.20389595853691" calcext:value-type="float">
            <text:p>1.20389595853691</text:p>
          </table:table-cell>
          <table:table-cell table:formula="of:=[.L9]/[.$F$9]" office:value-type="float" office:value="1.1647216568788" calcext:value-type="float">
            <text:p>1.1647216568788</text:p>
          </table:table-cell>
          <table:table-cell table:formula="of:=[.M9]/[.$F$9]" office:value-type="float" office:value="1.21691598882562" calcext:value-type="float">
            <text:p>1.21691598882562</text:p>
          </table:table-cell>
          <table:table-cell table:formula="of:=[.N9]/[.$F$9]" office:value-type="float" office:value="1.10750205008372" calcext:value-type="float">
            <text:p>1.10750205008372</text:p>
          </table:table-cell>
          <table:table-cell table:formula="of:=[.O9]/[.$F$9]" office:value-type="float" office:value="1.14370687114967" calcext:value-type="float">
            <text:p>1.14370687114967</text:p>
          </table:table-cell>
          <table:table-cell table:formula="of:=[.P9]/[.$F$9]" office:value-type="float" office:value="1.17180272598318" calcext:value-type="float">
            <text:p>1.17180272598318</text:p>
          </table:table-cell>
          <table:table-cell table:formula="of:=[.Q9]/[.$F$9]" office:value-type="float" office:value="1.05782035556104" calcext:value-type="float">
            <text:p>1.05782035556104</text:p>
          </table:table-cell>
          <table:table-cell table:formula="of:=[.R9]/[.$F$9]" office:value-type="float" office:value="1.05930509585712" calcext:value-type="float">
            <text:p>1.05930509585712</text:p>
          </table:table-cell>
          <table:table-cell table:formula="of:=[.S9]/[.$F$9]" office:value-type="float" office:value="1.08043409237826" calcext:value-type="float">
            <text:p>1.08043409237826</text:p>
          </table:table-cell>
          <table:table-cell table:formula="of:=[.T9]/[.$F$9]" office:value-type="float" office:value="0.871428343006988" calcext:value-type="float">
            <text:p>0.871428343006988</text:p>
          </table:table-cell>
          <table:table-cell table:formula="of:=[.U9]/[.$F$9]" office:value-type="float" office:value="0.868915705582852" calcext:value-type="float">
            <text:p>0.868915705582852</text:p>
          </table:table-cell>
          <table:table-cell table:formula="of:=[.V9]/[.$F$9]" office:value-type="float" office:value="0.840591429165325" calcext:value-type="float">
            <text:p>0.840591429165325</text:p>
          </table:table-cell>
          <table:table-cell table:formula="of:=[.W9]/[.$F$9]" office:value-type="float" office:value="0.852583562325971" calcext:value-type="float">
            <text:p>0.852583562325971</text:p>
          </table:table-cell>
          <table:table-cell table:formula="of:=[.X9]/[.$F$9]" office:value-type="float" office:value="0.864347273902606" calcext:value-type="float">
            <text:p>0.864347273902606</text:p>
          </table:table-cell>
          <table:table-cell table:formula="of:=[.Y9]/[.$F$9]" office:value-type="float" office:value="0.883877319335659" calcext:value-type="float">
            <text:p>0.883877319335659</text:p>
          </table:table-cell>
          <table:table-cell table:formula="of:=[.Z9]/[.$F$9]" office:value-type="float" office:value="0.902607889224669" calcext:value-type="float">
            <text:p>0.902607889224669</text:p>
          </table:table-cell>
          <table:table-cell table:formula="of:=[.AA9]/[.$F$9]" office:value-type="float" office:value="0.866631489742729" calcext:value-type="float">
            <text:p>0.866631489742729</text:p>
          </table:table-cell>
          <table:table-cell table:formula="of:=[.AB9]/[.$F$9]" office:value-type="float" office:value="0.871085710630969" calcext:value-type="float">
            <text:p>0.871085710630969</text:p>
          </table:table-cell>
          <table:table-cell table:formula="of:=[.AC9]/[.$F$9]" office:value-type="float" office:value="0.888331540223899" calcext:value-type="float">
            <text:p>0.888331540223899</text:p>
          </table:table-cell>
          <table:table-cell table:number-columns-repeated="39"/>
          <table:table-cell table:style-name="ce2"/>
        </table:table-row>
        <table:table-row table:style-name="ro1" table:number-rows-repeated="16">
          <table:table-cell table:number-columns-repeated="65"/>
        </table:table-row>
        <table:table-row table:style-name="ro1" table:number-rows-repeated="2">
          <table:table-cell table:number-columns-repeated="11"/>
          <table:table-cell table:style-name="ce7" table:number-columns-repeated="6"/>
          <table:table-cell table:number-columns-repeated="48"/>
        </table:table-row>
        <table:table-row table:style-name="ro1" table:number-rows-repeated="1048532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Sheet1" table:style-name="ta1">
        <table:table-column table:style-name="co7" table:default-cell-style-name="ce8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2.A1:Sheet2.H11" table:contains-header="false" table:orientation="column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4">00/00/0000</text:date>, <text:time style:data-style-name="N2" text:time-value="18:28:54.1898873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15T19:58:32.587396240</meta:creation-date>
    <dc:date>2022-03-04T18:38:11.203445843</dc:date>
    <meta:editing-duration>PT7H44M27S</meta:editing-duration>
    <meta:editing-cycles>31</meta:editing-cycles>
    <meta:generator>LibreOffice/7.2.5.2.0$Linux_X86_64 LibreOffice_project/20$Build-2</meta:generator>
    <meta:document-statistic meta:table-count="2" meta:cell-count="446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1" chart:maximum="1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6cm" svg:height="9.01cm" xlink:href=".." xlink:type="simple" chart:class="chart:line" chart:style-name="ch1">
        <chart:title svg:x="7.02cm" svg:y="0.316cm" chart:style-name="ch2">
          <text:p>Windows</text:p>
        </chart:title>
        <chart:legend chart:legend-position="end" svg:x="11.831cm" svg:y="3.459cm" style:legend-expansion="high" chart:style-name="ch3"/>
        <chart:plot-area chart:style-name="ch4" table:cell-range-address="Sheet2.B15:Sheet2.E19 Sheet2.A16:Sheet2.A19" chart:data-source-has-labels="both" svg:x="0.32cm" svg:y="1.275cm" svg:width="11.191cm" svg:height="7.555cm">
          <chart:coordinate-region svg:x="1.232cm" svg:y="1.474cm" svg:width="9.444cm" svg:height="6.709cm"/>
          <chart:axis chart:dimension="x" chart:name="primary-x" chart:style-name="ch5" chartooo:axis-type="auto">
            <chartooo:date-scale/>
            <chart:categories table:cell-range-address="Sheet2.B15:Sheet2.E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B16:Sheet2.E16" chart:label-cell-address="Sheet2.A16:Sheet2.A16" chart:class="chart:line">
            <chart:data-point chart:repeated="4"/>
          </chart:series>
          <chart:series chart:style-name="ch9" chart:values-cell-range-address="Sheet2.B17:Sheet2.E17" chart:label-cell-address="Sheet2.A17:Sheet2.A17" chart:class="chart:line">
            <chart:data-point chart:repeated="4"/>
          </chart:series>
          <chart:series chart:style-name="ch10" chart:values-cell-range-address="Sheet2.B18:Sheet2.E18" chart:label-cell-address="Sheet2.A18:Sheet2.A18" chart:class="chart:line">
            <chart:data-point chart:repeated="4"/>
          </chart:series>
          <chart:series chart:style-name="ch11" chart:values-cell-range-address="Sheet2.B19:Sheet2.E19" chart:label-cell-address="Sheet2.A19:Sheet2.A19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rome 75</text:p>
                <draw:g>
                  <svg:desc>Sheet2.B15:Sheet2.E15</svg:desc>
                </draw:g>
              </table:table-cell>
              <table:table-cell office:value-type="string">
                <text:p>Chrome 76</text:p>
              </table:table-cell>
              <table:table-cell office:value-type="string">
                <text:p>Chrome 77</text:p>
              </table:table-cell>
              <table:table-cell office:value-type="string">
                <text:p>Chrome 79</text:p>
              </table:table-cell>
            </table:table-row>
          </table:table-header-rows>
          <table:table-rows>
            <table:table-row>
              <table:table-cell office:value-type="string">
                <text:p>01_run1k</text:p>
                <draw:g>
                  <svg:desc>Sheet2.A16:Sheet2.A16</svg:desc>
                </draw:g>
              </table:table-cell>
              <table:table-cell office:value-type="float" office:value="1">
                <text:p>1</text:p>
                <draw:g>
                  <svg:desc>Sheet2.B16:Sheet2.E16</svg:desc>
                </draw:g>
              </table:table-cell>
              <table:table-cell office:value-type="float" office:value="1.27983370066119">
                <text:p>1.27983370066119</text:p>
              </table:table-cell>
              <table:table-cell office:value-type="float" office:value="1.36482668803847">
                <text:p>1.36482668803847</text:p>
              </table:table-cell>
              <table:table-cell office:value-type="float" office:value="1.68403125626127">
                <text:p>1.68403125626127</text:p>
              </table:table-cell>
            </table:table-row>
            <table:table-row>
              <table:table-cell office:value-type="string">
                <text:p>02_replace1k</text:p>
                <draw:g>
                  <svg:desc>Sheet2.A17:Sheet2.A17</svg:desc>
                </draw:g>
              </table:table-cell>
              <table:table-cell office:value-type="float" office:value="1">
                <text:p>1</text:p>
                <draw:g>
                  <svg:desc>Sheet2.B17:Sheet2.E17</svg:desc>
                </draw:g>
              </table:table-cell>
              <table:table-cell office:value-type="float" office:value="1.32469052008834">
                <text:p>1.32469052008834</text:p>
              </table:table-cell>
              <table:table-cell office:value-type="float" office:value="1.38190125007598">
                <text:p>1.38190125007598</text:p>
              </table:table-cell>
              <table:table-cell office:value-type="float" office:value="1.49218955771218">
                <text:p>1.49218955771218</text:p>
              </table:table-cell>
            </table:table-row>
            <table:table-row>
              <table:table-cell office:value-type="string">
                <text:p>06_remove-one-1k</text:p>
                <draw:g>
                  <svg:desc>Sheet2.A18:Sheet2.A18</svg:desc>
                </draw:g>
              </table:table-cell>
              <table:table-cell office:value-type="float" office:value="1">
                <text:p>1</text:p>
                <draw:g>
                  <svg:desc>Sheet2.B18:Sheet2.E18</svg:desc>
                </draw:g>
              </table:table-cell>
              <table:table-cell office:value-type="float" office:value="1.00929288344177">
                <text:p>1.00929288344177</text:p>
              </table:table-cell>
              <table:table-cell office:value-type="float" office:value="1.147563927977">
                <text:p>1.147563927977</text:p>
              </table:table-cell>
              <table:table-cell office:value-type="float" office:value="1.18525243355021">
                <text:p>1.18525243355021</text:p>
              </table:table-cell>
            </table:table-row>
            <table:table-row>
              <table:table-cell office:value-type="string">
                <text:p>07_create10k</text:p>
                <draw:g>
                  <svg:desc>Sheet2.A19:Sheet2.A19</svg:desc>
                </draw:g>
              </table:table-cell>
              <table:table-cell office:value-type="float" office:value="1">
                <text:p>1</text:p>
                <draw:g>
                  <svg:desc>Sheet2.B19:Sheet2.E19</svg:desc>
                </draw:g>
              </table:table-cell>
              <table:table-cell office:value-type="float" office:value="1.29372724520595">
                <text:p>1.29372724520595</text:p>
              </table:table-cell>
              <table:table-cell office:value-type="float" office:value="1.28446971885983">
                <text:p>1.28446971885983</text:p>
              </table:table-cell>
              <table:table-cell office:value-type="float" office:value="1.38271741084044">
                <text:p>1.382717410840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minimum="0.4" chart:maximum="1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856cm" svg:height="14.857cm" xlink:href=".." xlink:type="simple" chart:class="chart:line" chart:style-name="ch1">
        <chart:title svg:x="9.816cm" svg:y="0.433cm" chart:style-name="ch2">
          <text:p>Linux</text:p>
        </chart:title>
        <chart:legend chart:legend-position="end" svg:x="16.681cm" svg:y="6.382cm" style:legend-expansion="high" chart:style-name="ch3"/>
        <chart:plot-area chart:style-name="ch4" table:cell-range-address="Sheet2.B21:Sheet2.Y25 Sheet2.A22:Sheet2.A25" chart:data-source-has-labels="both" svg:x="1.055cm" svg:y="1.643cm" svg:width="13.227cm" svg:height="11.488cm">
          <chart:coordinate-region svg:x="1.782cm" svg:y="1.643cm" svg:width="12.302cm" svg:height="8.275cm"/>
          <chart:axis chart:dimension="x" chart:name="primary-x" chart:style-name="ch5" chartooo:axis-type="auto">
            <chartooo:date-scale/>
            <chart:categories table:cell-range-address="Sheet2.B21:Sheet2.Y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B22:Sheet2.Y22" chart:label-cell-address="Sheet2.A22:Sheet2.A22" chart:class="chart:line">
            <chart:data-point chart:repeated="24"/>
          </chart:series>
          <chart:series chart:style-name="ch9" chart:values-cell-range-address="Sheet2.B23:Sheet2.Y23" chart:label-cell-address="Sheet2.A23:Sheet2.A23" chart:class="chart:line">
            <chart:data-point chart:repeated="24"/>
          </chart:series>
          <chart:series chart:style-name="ch10" chart:values-cell-range-address="Sheet2.B24:Sheet2.Y24" chart:label-cell-address="Sheet2.A24:Sheet2.A24" chart:class="chart:line">
            <chart:data-point chart:repeated="24"/>
          </chart:series>
          <chart:series chart:style-name="ch11" chart:values-cell-range-address="Sheet2.B25:Sheet2.Y25" chart:label-cell-address="Sheet2.A25:Sheet2.A25" chart:class="chart:line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rome 75  U19.10</text:p>
                <draw:g>
                  <svg:desc>Sheet2.B21:Sheet2.Y21</svg:desc>
                </draw:g>
              </table:table-cell>
              <table:table-cell office:value-type="string">
                <text:p>Chrome 76  U19.10</text:p>
              </table:table-cell>
              <table:table-cell office:value-type="string">
                <text:p>Chrome 77  U19.10</text:p>
              </table:table-cell>
              <table:table-cell office:value-type="string">
                <text:p>Chrome 78  U19.10</text:p>
              </table:table-cell>
              <table:table-cell office:value-type="string">
                <text:p>Chrome 79  U19.10</text:p>
              </table:table-cell>
              <table:table-cell office:value-type="string">
                <text:p>Chrome 80 U19.10</text:p>
              </table:table-cell>
              <table:table-cell office:value-type="string">
                <text:p>Chrome 80 U20.04</text:p>
              </table:table-cell>
              <table:table-cell office:value-type="string">
                <text:p>Chrome 81 U 20.04</text:p>
              </table:table-cell>
              <table:table-cell office:value-type="string">
                <text:p>Chrome 83 U 20.04</text:p>
              </table:table-cell>
              <table:table-cell office:value-type="string">
                <text:p>Chrome 85 U 20.04</text:p>
              </table:table-cell>
              <table:table-cell office:value-type="string">
                <text:p>Chrome 86 F 33</text:p>
              </table:table-cell>
              <table:table-cell office:value-type="string">
                <text:p>Chrome 87 F33</text:p>
              </table:table-cell>
              <table:table-cell office:value-type="string">
                <text:p>Chrome 88 F 33</text:p>
              </table:table-cell>
              <table:table-cell office:value-type="string">
                <text:p>Chrome 89 F 33</text:p>
              </table:table-cell>
              <table:table-cell office:value-type="string">
                <text:p>Chrome 90 F34</text:p>
              </table:table-cell>
              <table:table-cell office:value-type="string">
                <text:p>Chrome 91 F34</text:p>
              </table:table-cell>
              <table:table-cell office:value-type="string">
                <text:p>Chrome 92 F34</text:p>
              </table:table-cell>
              <table:table-cell office:value-type="string">
                <text:p>Chrome 93 F34</text:p>
              </table:table-cell>
              <table:table-cell office:value-type="string">
                <text:p>Chrome 94 F34</text:p>
              </table:table-cell>
              <table:table-cell office:value-type="string">
                <text:p>Chrome 95 F34</text:p>
              </table:table-cell>
              <table:table-cell office:value-type="string">
                <text:p>Chrome 96 F34</text:p>
              </table:table-cell>
              <table:table-cell office:value-type="string">
                <text:p>Chrome 97 F34</text:p>
              </table:table-cell>
              <table:table-cell office:value-type="string">
                <text:p>Chrome 98 F35</text:p>
              </table:table-cell>
              <table:table-cell office:value-type="string">
                <text:p>Chrome 99 F35</text:p>
              </table:table-cell>
            </table:table-row>
          </table:table-header-rows>
          <table:table-rows>
            <table:table-row>
              <table:table-cell office:value-type="string">
                <text:p>01_run1k</text:p>
                <draw:g>
                  <svg:desc>Sheet2.A22:Sheet2.A22</svg:desc>
                </draw:g>
              </table:table-cell>
              <table:table-cell office:value-type="float" office:value="1">
                <text:p>1</text:p>
                <draw:g>
                  <svg:desc>Sheet2.B22:Sheet2.Y22</svg:desc>
                </draw:g>
              </table:table-cell>
              <table:table-cell office:value-type="float" office:value="1.18162850322695">
                <text:p>1.18162850322695</text:p>
              </table:table-cell>
              <table:table-cell office:value-type="float" office:value="1.31317596440044">
                <text:p>1.31317596440044</text:p>
              </table:table-cell>
              <table:table-cell office:value-type="float" office:value="1.35089735655557">
                <text:p>1.35089735655557</text:p>
              </table:table-cell>
              <table:table-cell office:value-type="float" office:value="1.39687030324463">
                <text:p>1.39687030324463</text:p>
              </table:table-cell>
              <table:table-cell office:value-type="float" office:value="1.41926737983674">
                <text:p>1.41926737983674</text:p>
              </table:table-cell>
              <table:table-cell office:value-type="float" office:value="1.39804909674948">
                <text:p>1.39804909674948</text:p>
              </table:table-cell>
              <table:table-cell office:value-type="float" office:value="1.43223410839006">
                <text:p>1.43223410839006</text:p>
              </table:table-cell>
              <table:table-cell office:value-type="float" office:value="1.33557304099254">
                <text:p>1.33557304099254</text:p>
              </table:table-cell>
              <table:table-cell office:value-type="float" office:value="1.25423628915805">
                <text:p>1.25423628915805</text:p>
              </table:table-cell>
              <table:table-cell office:value-type="float" office:value="1.28488492028409">
                <text:p>1.28488492028409</text:p>
              </table:table-cell>
              <table:table-cell office:value-type="float" office:value="1.12456900362479">
                <text:p>1.12456900362479</text:p>
              </table:table-cell>
              <table:table-cell office:value-type="float" office:value="1.16111160227507">
                <text:p>1.16111160227507</text:p>
              </table:table-cell>
              <table:table-cell office:value-type="float" office:value="1.28370612677924">
                <text:p>1.28370612677924</text:p>
              </table:table-cell>
              <table:table-cell office:value-type="float" office:value="0.933604455839448">
                <text:p>0.933604455839448</text:p>
              </table:table-cell>
              <table:table-cell office:value-type="float" office:value="0.938319629858839">
                <text:p>0.938319629858839</text:p>
              </table:table-cell>
              <table:table-cell office:value-type="float" office:value="0.91120737924734">
                <text:p>0.91120737924734</text:p>
              </table:table-cell>
              <table:table-cell office:value-type="float" office:value="0.92181652079097">
                <text:p>0.92181652079097</text:p>
              </table:table-cell>
              <table:table-cell office:value-type="float" office:value="0.948928771402469">
                <text:p>0.948928771402469</text:p>
              </table:table-cell>
              <table:table-cell office:value-type="float" office:value="0.960716706450948">
                <text:p>0.960716706450948</text:p>
              </table:table-cell>
              <table:table-cell office:value-type="float" office:value="0.978398609023664">
                <text:p>0.978398609023664</text:p>
              </table:table-cell>
              <table:table-cell office:value-type="float" office:value="0.910028585742493">
                <text:p>0.910028585742493</text:p>
              </table:table-cell>
              <table:table-cell office:value-type="float" office:value="0.925352901305514">
                <text:p>0.925352901305514</text:p>
              </table:table-cell>
              <table:table-cell office:value-type="float" office:value="0.940677216868535">
                <text:p>0.940677216868535</text:p>
              </table:table-cell>
            </table:table-row>
            <table:table-row>
              <table:table-cell office:value-type="string">
                <text:p>02_replace1k</text:p>
                <draw:g>
                  <svg:desc>Sheet2.A23:Sheet2.A23</svg:desc>
                </draw:g>
              </table:table-cell>
              <table:table-cell office:value-type="float" office:value="1">
                <text:p>1</text:p>
                <draw:g>
                  <svg:desc>Sheet2.B23:Sheet2.Y23</svg:desc>
                </draw:g>
              </table:table-cell>
              <table:table-cell office:value-type="float" office:value="1.22582132497563">
                <text:p>1.22582132497563</text:p>
              </table:table-cell>
              <table:table-cell office:value-type="float" office:value="1.24000957166786">
                <text:p>1.24000957166786</text:p>
              </table:table-cell>
              <table:table-cell office:value-type="float" office:value="1.22330584397014">
                <text:p>1.22330584397014</text:p>
              </table:table-cell>
              <table:table-cell office:value-type="float" office:value="1.2653278004424">
                <text:p>1.2653278004424</text:p>
              </table:table-cell>
              <table:table-cell office:value-type="float" office:value="1.29450971465924">
                <text:p>1.29450971465924</text:p>
              </table:table-cell>
              <table:table-cell office:value-type="float" office:value="1.2653278004424">
                <text:p>1.2653278004424</text:p>
              </table:table-cell>
              <table:table-cell office:value-type="float" office:value="1.3365316711315">
                <text:p>1.3365316711315</text:p>
              </table:table-cell>
              <table:table-cell office:value-type="float" office:value="1.22097129083279">
                <text:p>1.22097129083279</text:p>
              </table:table-cell>
              <table:table-cell office:value-type="float" office:value="1.26766235357975">
                <text:p>1.26766235357975</text:p>
              </table:table-cell>
              <table:table-cell office:value-type="float" office:value="1.3143534163267">
                <text:p>1.3143534163267</text:p>
              </table:table-cell>
              <table:table-cell office:value-type="float" office:value="1.16494201553645">
                <text:p>1.16494201553645</text:p>
              </table:table-cell>
              <table:table-cell office:value-type="float" office:value="1.19062210004727">
                <text:p>1.19062210004727</text:p>
              </table:table-cell>
              <table:table-cell office:value-type="float" office:value="1.18361844063523">
                <text:p>1.18361844063523</text:p>
              </table:table-cell>
              <table:table-cell office:value-type="float" office:value="0.970006828567927">
                <text:p>0.970006828567927</text:p>
              </table:table-cell>
              <table:table-cell office:value-type="float" office:value="0.966504998861905">
                <text:p>0.966504998861905</text:p>
              </table:table-cell>
              <table:table-cell office:value-type="float" office:value="0.984014147392012">
                <text:p>0.984014147392012</text:p>
              </table:table-cell>
              <table:table-cell office:value-type="float" office:value="0.993352359941403">
                <text:p>0.993352359941403</text:p>
              </table:table-cell>
              <table:table-cell office:value-type="float" office:value="1.0248688272956">
                <text:p>1.0248688272956</text:p>
              </table:table-cell>
              <table:table-cell office:value-type="float" office:value="0.92798487209567">
                <text:p>0.92798487209567</text:p>
              </table:table-cell>
              <table:table-cell office:value-type="float" office:value="0.931486701801691">
                <text:p>0.931486701801691</text:p>
              </table:table-cell>
              <table:table-cell office:value-type="float" office:value="0.924483042389649">
                <text:p>0.924483042389649</text:p>
              </table:table-cell>
              <table:table-cell office:value-type="float" office:value="0.912810276702911">
                <text:p>0.912810276702911</text:p>
              </table:table-cell>
              <table:table-cell office:value-type="float" office:value="0.923315765820975">
                <text:p>0.923315765820975</text:p>
              </table:table-cell>
            </table:table-row>
            <table:table-row>
              <table:table-cell office:value-type="string">
                <text:p>06_remove-one-1k</text:p>
                <draw:g>
                  <svg:desc>Sheet2.A24:Sheet2.A24</svg:desc>
                </draw:g>
              </table:table-cell>
              <table:table-cell office:value-type="float" office:value="1">
                <text:p>1</text:p>
                <draw:g>
                  <svg:desc>Sheet2.B24:Sheet2.Y24</svg:desc>
                </draw:g>
              </table:table-cell>
              <table:table-cell office:value-type="float" office:value="1.03856134378749">
                <text:p>1.03856134378749</text:p>
              </table:table-cell>
              <table:table-cell office:value-type="float" office:value="1.05124305923714">
                <text:p>1.05124305923714</text:p>
              </table:table-cell>
              <table:table-cell office:value-type="float" office:value="1.06308769775942">
                <text:p>1.06308769775942</text:p>
              </table:table-cell>
              <table:table-cell office:value-type="float" office:value="1.14679539049639">
                <text:p>1.14679539049639</text:p>
              </table:table-cell>
              <table:table-cell office:value-type="float" office:value="1.19143949328943">
                <text:p>1.19143949328943</text:p>
              </table:table-cell>
              <table:table-cell office:value-type="float" office:value="1.18027846759117">
                <text:p>1.18027846759117</text:p>
              </table:table-cell>
              <table:table-cell office:value-type="float" office:value="1.25282513462987">
                <text:p>1.25282513462987</text:p>
              </table:table-cell>
              <table:table-cell office:value-type="float" office:value="0.758949747481794">
                <text:p>0.758949747481794</text:p>
              </table:table-cell>
              <table:table-cell office:value-type="float" office:value="0.652920003348308">
                <text:p>0.652920003348308</text:p>
              </table:table-cell>
              <table:table-cell office:value-type="float" office:value="0.613856413404392">
                <text:p>0.613856413404392</text:p>
              </table:table-cell>
              <table:table-cell office:value-type="float" office:value="0.591534362007869">
                <text:p>0.591534362007869</text:p>
              </table:table-cell>
              <table:table-cell office:value-type="float" office:value="0.585953849158738">
                <text:p>0.585953849158738</text:p>
              </table:table-cell>
              <table:table-cell office:value-type="float" office:value="0.636178464800915">
                <text:p>0.636178464800915</text:p>
              </table:table-cell>
              <table:table-cell office:value-type="float" office:value="0.544100002790256">
                <text:p>0.544100002790256</text:p>
              </table:table-cell>
              <table:table-cell office:value-type="float" office:value="0.507826669270906">
                <text:p>0.507826669270906</text:p>
              </table:table-cell>
              <table:table-cell office:value-type="float" office:value="0.544100002790256">
                <text:p>0.544100002790256</text:p>
              </table:table-cell>
              <table:table-cell office:value-type="float" office:value="0.555261028488518">
                <text:p>0.555261028488518</text:p>
              </table:table-cell>
              <table:table-cell office:value-type="float" office:value="0.577583079885041">
                <text:p>0.577583079885041</text:p>
              </table:table-cell>
              <table:table-cell office:value-type="float" office:value="0.569212310611345">
                <text:p>0.569212310611345</text:p>
              </table:table-cell>
              <table:table-cell office:value-type="float" office:value="0.580373336309607">
                <text:p>0.580373336309607</text:p>
              </table:table-cell>
              <table:table-cell office:value-type="float" office:value="0.544100002790256">
                <text:p>0.544100002790256</text:p>
              </table:table-cell>
              <table:table-cell office:value-type="float" office:value="0.558051284913084">
                <text:p>0.558051284913084</text:p>
              </table:table-cell>
              <table:table-cell office:value-type="float" office:value="0.541309746365691">
                <text:p>0.541309746365691</text:p>
              </table:table-cell>
            </table:table-row>
            <table:table-row>
              <table:table-cell office:value-type="string">
                <text:p>07_create10k</text:p>
                <draw:g>
                  <svg:desc>Sheet2.A25:Sheet2.A25</svg:desc>
                </draw:g>
              </table:table-cell>
              <table:table-cell office:value-type="float" office:value="1">
                <text:p>1</text:p>
                <draw:g>
                  <svg:desc>Sheet2.B25:Sheet2.Y25</svg:desc>
                </draw:g>
              </table:table-cell>
              <table:table-cell office:value-type="float" office:value="1.1205295040739">
                <text:p>1.1205295040739</text:p>
              </table:table-cell>
              <table:table-cell office:value-type="float" office:value="1.10112052208037">
                <text:p>1.10112052208037</text:p>
              </table:table-cell>
              <table:table-cell office:value-type="float" office:value="1.08248988663437">
                <text:p>1.08248988663437</text:p>
              </table:table-cell>
              <table:table-cell office:value-type="float" office:value="1.15855427411047">
                <text:p>1.15855427411047</text:p>
              </table:table-cell>
              <table:table-cell office:value-type="float" office:value="1.20389595853691">
                <text:p>1.20389595853691</text:p>
              </table:table-cell>
              <table:table-cell office:value-type="float" office:value="1.1647216568788">
                <text:p>1.1647216568788</text:p>
              </table:table-cell>
              <table:table-cell office:value-type="float" office:value="1.21691598882562">
                <text:p>1.21691598882562</text:p>
              </table:table-cell>
              <table:table-cell office:value-type="float" office:value="1.10750205008372">
                <text:p>1.10750205008372</text:p>
              </table:table-cell>
              <table:table-cell office:value-type="float" office:value="1.14370687114967">
                <text:p>1.14370687114967</text:p>
              </table:table-cell>
              <table:table-cell office:value-type="float" office:value="1.17180272598318">
                <text:p>1.17180272598318</text:p>
              </table:table-cell>
              <table:table-cell office:value-type="float" office:value="1.05782035556104">
                <text:p>1.05782035556104</text:p>
              </table:table-cell>
              <table:table-cell office:value-type="float" office:value="1.05930509585712">
                <text:p>1.05930509585712</text:p>
              </table:table-cell>
              <table:table-cell office:value-type="float" office:value="1.08043409237826">
                <text:p>1.08043409237826</text:p>
              </table:table-cell>
              <table:table-cell office:value-type="float" office:value="0.871428343006988">
                <text:p>0.871428343006988</text:p>
              </table:table-cell>
              <table:table-cell office:value-type="float" office:value="0.868915705582852">
                <text:p>0.868915705582852</text:p>
              </table:table-cell>
              <table:table-cell office:value-type="float" office:value="0.840591429165325">
                <text:p>0.840591429165325</text:p>
              </table:table-cell>
              <table:table-cell office:value-type="float" office:value="0.852583562325971">
                <text:p>0.852583562325971</text:p>
              </table:table-cell>
              <table:table-cell office:value-type="float" office:value="0.864347273902606">
                <text:p>0.864347273902606</text:p>
              </table:table-cell>
              <table:table-cell office:value-type="float" office:value="0.883877319335659">
                <text:p>0.883877319335659</text:p>
              </table:table-cell>
              <table:table-cell office:value-type="float" office:value="0.902607889224669">
                <text:p>0.902607889224669</text:p>
              </table:table-cell>
              <table:table-cell office:value-type="float" office:value="0.866631489742729">
                <text:p>0.866631489742729</text:p>
              </table:table-cell>
              <table:table-cell office:value-type="float" office:value="0.871085710630969">
                <text:p>0.871085710630969</text:p>
              </table:table-cell>
              <table:table-cell office:value-type="float" office:value="0.888331540223899">
                <text:p>0.8883315402238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006cm" svg:height="9.01cm" xlink:href=".." xlink:type="simple" chart:class="chart:bar" chart:style-name="ch1">
        <chart:legend chart:legend-position="end" svg:x="8.78cm" svg:y="2.214cm" style:legend-expansion="high" chart:style-name="ch2"/>
        <chart:plot-area chart:style-name="ch3" table:cell-range-address="Sheet2.A22:Sheet2.S25 Sheet2.B21:Sheet2.S21" chart:data-source-has-labels="both" svg:x="0.32cm" svg:y="0.18cm" svg:width="8.14cm" svg:height="8.65cm">
          <chart:coordinate-region svg:x="1.047cm" svg:y="0.18cm" svg:width="7.413cm" svg:height="5.919cm"/>
          <chart:axis chart:dimension="x" chart:name="primary-x" chart:style-name="ch4" chartooo:axis-type="auto">
            <chartooo:date-scale/>
            <chart:categories table:cell-range-address="Sheet2.A22:Sheet2.A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B22:Sheet2.B25" chart:label-cell-address="Sheet2.B21:Sheet2.B21" chart:class="chart:bar">
            <chart:data-point chart:repeated="4"/>
          </chart:series>
          <chart:series chart:style-name="ch8" chart:values-cell-range-address="Sheet2.C22:Sheet2.C25" chart:label-cell-address="Sheet2.C21:Sheet2.C21" chart:class="chart:bar">
            <chart:data-point chart:repeated="4"/>
          </chart:series>
          <chart:series chart:style-name="ch9" chart:values-cell-range-address="Sheet2.D22:Sheet2.D25" chart:label-cell-address="Sheet2.D21:Sheet2.D21" chart:class="chart:bar">
            <chart:data-point chart:repeated="4"/>
          </chart:series>
          <chart:series chart:style-name="ch10" chart:values-cell-range-address="Sheet2.E22:Sheet2.E25" chart:label-cell-address="Sheet2.E21:Sheet2.E21" chart:class="chart:bar">
            <chart:data-point chart:repeated="4"/>
          </chart:series>
          <chart:series chart:style-name="ch11" chart:values-cell-range-address="Sheet2.F22:Sheet2.F25" chart:label-cell-address="Sheet2.F21:Sheet2.F21" chart:class="chart:bar">
            <chart:data-point chart:repeated="4"/>
          </chart:series>
          <chart:series chart:style-name="ch12" chart:values-cell-range-address="Sheet2.G22:Sheet2.G25" chart:label-cell-address="Sheet2.G21:Sheet2.G21" chart:class="chart:bar">
            <chart:data-point chart:repeated="4"/>
          </chart:series>
          <chart:series chart:style-name="ch13" chart:values-cell-range-address="Sheet2.H22:Sheet2.H25" chart:label-cell-address="Sheet2.H21:Sheet2.H21" chart:class="chart:bar">
            <chart:data-point chart:repeated="4"/>
          </chart:series>
          <chart:series chart:style-name="ch14" chart:values-cell-range-address="Sheet2.I22:Sheet2.I25" chart:label-cell-address="Sheet2.I21:Sheet2.I21" chart:class="chart:bar">
            <chart:data-point chart:repeated="4"/>
          </chart:series>
          <chart:series chart:style-name="ch15" chart:values-cell-range-address="Sheet2.J22:Sheet2.J25" chart:label-cell-address="Sheet2.J21:Sheet2.J21" chart:class="chart:bar">
            <chart:data-point chart:repeated="4"/>
          </chart:series>
          <chart:series chart:style-name="ch16" chart:values-cell-range-address="Sheet2.K22:Sheet2.K25" chart:label-cell-address="Sheet2.K21:Sheet2.K21" chart:class="chart:bar">
            <chart:data-point chart:repeated="4"/>
          </chart:series>
          <chart:series chart:style-name="ch17" chart:values-cell-range-address="Sheet2.L22:Sheet2.L25" chart:label-cell-address="Sheet2.L21:Sheet2.L21" chart:class="chart:bar">
            <chart:data-point chart:repeated="4"/>
          </chart:series>
          <chart:series chart:style-name="ch18" chart:values-cell-range-address="Sheet2.M22:Sheet2.M25" chart:label-cell-address="Sheet2.M21:Sheet2.M21" chart:class="chart:bar">
            <chart:data-point chart:repeated="4"/>
          </chart:series>
          <chart:series chart:style-name="ch7" chart:values-cell-range-address="Sheet2.N22:Sheet2.N25" chart:label-cell-address="Sheet2.N21:Sheet2.N21" chart:class="chart:bar">
            <chart:data-point chart:repeated="4"/>
          </chart:series>
          <chart:series chart:style-name="ch8" chart:values-cell-range-address="Sheet2.O22:Sheet2.O25" chart:label-cell-address="Sheet2.O21:Sheet2.O21" chart:class="chart:bar">
            <chart:data-point chart:repeated="4"/>
          </chart:series>
          <chart:series chart:style-name="ch9" chart:values-cell-range-address="Sheet2.P22:Sheet2.P25" chart:label-cell-address="Sheet2.P21:Sheet2.P21" chart:class="chart:bar">
            <chart:data-point chart:repeated="4"/>
          </chart:series>
          <chart:series chart:style-name="ch10" chart:values-cell-range-address="Sheet2.Q22:Sheet2.Q25" chart:label-cell-address="Sheet2.Q21:Sheet2.Q21" chart:class="chart:bar">
            <chart:data-point chart:repeated="4"/>
          </chart:series>
          <chart:series chart:style-name="ch11" chart:values-cell-range-address="Sheet2.R22:Sheet2.R25" chart:label-cell-address="Sheet2.R21:Sheet2.R21" chart:class="chart:bar">
            <chart:data-point chart:repeated="4"/>
          </chart:series>
          <chart:series chart:style-name="ch12" chart:values-cell-range-address="Sheet2.S22:Sheet2.S25" chart:label-cell-address="Sheet2.S21:Sheet2.S21" chart:class="chart:ba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rome 75  U19.10</text:p>
                <draw:g>
                  <svg:desc>Sheet2.B21:Sheet2.B21</svg:desc>
                </draw:g>
              </table:table-cell>
              <table:table-cell office:value-type="string">
                <text:p>Chrome 76  U19.10</text:p>
                <draw:g>
                  <svg:desc>Sheet2.C21:Sheet2.C21</svg:desc>
                </draw:g>
              </table:table-cell>
              <table:table-cell office:value-type="string">
                <text:p>Chrome 77  U19.10</text:p>
                <draw:g>
                  <svg:desc>Sheet2.D21:Sheet2.D21</svg:desc>
                </draw:g>
              </table:table-cell>
              <table:table-cell office:value-type="string">
                <text:p>Chrome 78  U19.10</text:p>
                <draw:g>
                  <svg:desc>Sheet2.E21:Sheet2.E21</svg:desc>
                </draw:g>
              </table:table-cell>
              <table:table-cell office:value-type="string">
                <text:p>Chrome 79  U19.10</text:p>
                <draw:g>
                  <svg:desc>Sheet2.F21:Sheet2.F21</svg:desc>
                </draw:g>
              </table:table-cell>
              <table:table-cell office:value-type="string">
                <text:p>Chrome 80 U19.10</text:p>
                <draw:g>
                  <svg:desc>Sheet2.G21:Sheet2.G21</svg:desc>
                </draw:g>
              </table:table-cell>
              <table:table-cell office:value-type="string">
                <text:p>Chrome 80 U20.04</text:p>
                <draw:g>
                  <svg:desc>Sheet2.H21:Sheet2.H21</svg:desc>
                </draw:g>
              </table:table-cell>
              <table:table-cell office:value-type="string">
                <text:p>Chrome 81 U 20.04</text:p>
                <draw:g>
                  <svg:desc>Sheet2.I21:Sheet2.I21</svg:desc>
                </draw:g>
              </table:table-cell>
              <table:table-cell office:value-type="string">
                <text:p>Chrome 83 U 20.04</text:p>
                <draw:g>
                  <svg:desc>Sheet2.J21:Sheet2.J21</svg:desc>
                </draw:g>
              </table:table-cell>
              <table:table-cell office:value-type="string">
                <text:p>Chrome 85 U 20.04</text:p>
                <draw:g>
                  <svg:desc>Sheet2.K21:Sheet2.K21</svg:desc>
                </draw:g>
              </table:table-cell>
              <table:table-cell office:value-type="string">
                <text:p>Chrome 86 F 33</text:p>
                <draw:g>
                  <svg:desc>Sheet2.L21:Sheet2.L21</svg:desc>
                </draw:g>
              </table:table-cell>
              <table:table-cell office:value-type="string">
                <text:p>Chrome 87 F33</text:p>
                <draw:g>
                  <svg:desc>Sheet2.M21:Sheet2.M21</svg:desc>
                </draw:g>
              </table:table-cell>
              <table:table-cell office:value-type="string">
                <text:p>Chrome 88 F 33</text:p>
                <draw:g>
                  <svg:desc>Sheet2.N21:Sheet2.N21</svg:desc>
                </draw:g>
              </table:table-cell>
              <table:table-cell office:value-type="string">
                <text:p>Chrome 89 F 33</text:p>
                <draw:g>
                  <svg:desc>Sheet2.O21:Sheet2.O21</svg:desc>
                </draw:g>
              </table:table-cell>
              <table:table-cell office:value-type="string">
                <text:p>Chrome 90 F34</text:p>
                <draw:g>
                  <svg:desc>Sheet2.P21:Sheet2.P21</svg:desc>
                </draw:g>
              </table:table-cell>
              <table:table-cell office:value-type="string">
                <text:p>Chrome 91 F34</text:p>
                <draw:g>
                  <svg:desc>Sheet2.Q21:Sheet2.Q21</svg:desc>
                </draw:g>
              </table:table-cell>
              <table:table-cell office:value-type="string">
                <text:p>Chrome 92 F34</text:p>
                <draw:g>
                  <svg:desc>Sheet2.R21:Sheet2.R21</svg:desc>
                </draw:g>
              </table:table-cell>
              <table:table-cell office:value-type="string">
                <text:p>Chrome 93 F34</text:p>
                <draw:g>
                  <svg:desc>Sheet2.S21:Sheet2.S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1_run1k</text:p>
                <draw:g>
                  <svg:desc>Sheet2.A22:Sheet2.A25</svg:desc>
                </draw:g>
              </table:table-cell>
              <table:table-cell office:value-type="float" office:value="1">
                <text:p>1</text:p>
                <draw:g>
                  <svg:desc>Sheet2.B22:Sheet2.B25</svg:desc>
                </draw:g>
              </table:table-cell>
              <table:table-cell office:value-type="float" office:value="1.18162850322695">
                <text:p>1.18162850322695</text:p>
                <draw:g>
                  <svg:desc>Sheet2.C22:Sheet2.C25</svg:desc>
                </draw:g>
              </table:table-cell>
              <table:table-cell office:value-type="float" office:value="1.31317596440044">
                <text:p>1.31317596440044</text:p>
                <draw:g>
                  <svg:desc>Sheet2.D22:Sheet2.D25</svg:desc>
                </draw:g>
              </table:table-cell>
              <table:table-cell office:value-type="float" office:value="1.35089735655557">
                <text:p>1.35089735655557</text:p>
                <draw:g>
                  <svg:desc>Sheet2.E22:Sheet2.E25</svg:desc>
                </draw:g>
              </table:table-cell>
              <table:table-cell office:value-type="float" office:value="1.39687030324463">
                <text:p>1.39687030324463</text:p>
                <draw:g>
                  <svg:desc>Sheet2.F22:Sheet2.F25</svg:desc>
                </draw:g>
              </table:table-cell>
              <table:table-cell office:value-type="float" office:value="1.41926737983674">
                <text:p>1.41926737983674</text:p>
                <draw:g>
                  <svg:desc>Sheet2.G22:Sheet2.G25</svg:desc>
                </draw:g>
              </table:table-cell>
              <table:table-cell office:value-type="float" office:value="1.39804909674948">
                <text:p>1.39804909674948</text:p>
                <draw:g>
                  <svg:desc>Sheet2.H22:Sheet2.H25</svg:desc>
                </draw:g>
              </table:table-cell>
              <table:table-cell office:value-type="float" office:value="1.43223410839006">
                <text:p>1.43223410839006</text:p>
                <draw:g>
                  <svg:desc>Sheet2.I22:Sheet2.I25</svg:desc>
                </draw:g>
              </table:table-cell>
              <table:table-cell office:value-type="float" office:value="1.33557304099254">
                <text:p>1.33557304099254</text:p>
                <draw:g>
                  <svg:desc>Sheet2.J22:Sheet2.J25</svg:desc>
                </draw:g>
              </table:table-cell>
              <table:table-cell office:value-type="float" office:value="1.25423628915805">
                <text:p>1.25423628915805</text:p>
                <draw:g>
                  <svg:desc>Sheet2.K22:Sheet2.K25</svg:desc>
                </draw:g>
              </table:table-cell>
              <table:table-cell office:value-type="float" office:value="1.28488492028409">
                <text:p>1.28488492028409</text:p>
                <draw:g>
                  <svg:desc>Sheet2.L22:Sheet2.L25</svg:desc>
                </draw:g>
              </table:table-cell>
              <table:table-cell office:value-type="float" office:value="1.12456900362479">
                <text:p>1.12456900362479</text:p>
                <draw:g>
                  <svg:desc>Sheet2.M22:Sheet2.M25</svg:desc>
                </draw:g>
              </table:table-cell>
              <table:table-cell office:value-type="float" office:value="1.16111160227507">
                <text:p>1.16111160227507</text:p>
                <draw:g>
                  <svg:desc>Sheet2.N22:Sheet2.N25</svg:desc>
                </draw:g>
              </table:table-cell>
              <table:table-cell office:value-type="float" office:value="1.28370612677924">
                <text:p>1.28370612677924</text:p>
                <draw:g>
                  <svg:desc>Sheet2.O22:Sheet2.O25</svg:desc>
                </draw:g>
              </table:table-cell>
              <table:table-cell office:value-type="float" office:value="0.933604455839448">
                <text:p>0.933604455839448</text:p>
                <draw:g>
                  <svg:desc>Sheet2.P22:Sheet2.P25</svg:desc>
                </draw:g>
              </table:table-cell>
              <table:table-cell office:value-type="float" office:value="0.938319629858839">
                <text:p>0.938319629858839</text:p>
                <draw:g>
                  <svg:desc>Sheet2.Q22:Sheet2.Q25</svg:desc>
                </draw:g>
              </table:table-cell>
              <table:table-cell office:value-type="float" office:value="0.91120737924734">
                <text:p>0.91120737924734</text:p>
                <draw:g>
                  <svg:desc>Sheet2.R22:Sheet2.R25</svg:desc>
                </draw:g>
              </table:table-cell>
              <table:table-cell office:value-type="float" office:value="0.92181652079097">
                <text:p>0.92181652079097</text:p>
                <draw:g>
                  <svg:desc>Sheet2.S22:Sheet2.S25</svg:desc>
                </draw:g>
              </table:table-cell>
            </table:table-row>
            <table:table-row>
              <table:table-cell office:value-type="string">
                <text:p>02_replace1k</text:p>
              </table:table-cell>
              <table:table-cell office:value-type="float" office:value="1">
                <text:p>1</text:p>
              </table:table-cell>
              <table:table-cell office:value-type="float" office:value="1.22582132497563">
                <text:p>1.22582132497563</text:p>
              </table:table-cell>
              <table:table-cell office:value-type="float" office:value="1.24000957166786">
                <text:p>1.24000957166786</text:p>
              </table:table-cell>
              <table:table-cell office:value-type="float" office:value="1.22330584397014">
                <text:p>1.22330584397014</text:p>
              </table:table-cell>
              <table:table-cell office:value-type="float" office:value="1.2653278004424">
                <text:p>1.2653278004424</text:p>
              </table:table-cell>
              <table:table-cell office:value-type="float" office:value="1.29450971465924">
                <text:p>1.29450971465924</text:p>
              </table:table-cell>
              <table:table-cell office:value-type="float" office:value="1.2653278004424">
                <text:p>1.2653278004424</text:p>
              </table:table-cell>
              <table:table-cell office:value-type="float" office:value="1.3365316711315">
                <text:p>1.3365316711315</text:p>
              </table:table-cell>
              <table:table-cell office:value-type="float" office:value="1.22097129083279">
                <text:p>1.22097129083279</text:p>
              </table:table-cell>
              <table:table-cell office:value-type="float" office:value="1.26766235357975">
                <text:p>1.26766235357975</text:p>
              </table:table-cell>
              <table:table-cell office:value-type="float" office:value="1.3143534163267">
                <text:p>1.3143534163267</text:p>
              </table:table-cell>
              <table:table-cell office:value-type="float" office:value="1.16494201553645">
                <text:p>1.16494201553645</text:p>
              </table:table-cell>
              <table:table-cell office:value-type="float" office:value="1.19062210004727">
                <text:p>1.19062210004727</text:p>
              </table:table-cell>
              <table:table-cell office:value-type="float" office:value="1.18361844063523">
                <text:p>1.18361844063523</text:p>
              </table:table-cell>
              <table:table-cell office:value-type="float" office:value="0.970006828567927">
                <text:p>0.970006828567927</text:p>
              </table:table-cell>
              <table:table-cell office:value-type="float" office:value="0.966504998861905">
                <text:p>0.966504998861905</text:p>
              </table:table-cell>
              <table:table-cell office:value-type="float" office:value="0.984014147392012">
                <text:p>0.984014147392012</text:p>
              </table:table-cell>
              <table:table-cell office:value-type="float" office:value="0.993352359941403">
                <text:p>0.993352359941403</text:p>
              </table:table-cell>
            </table:table-row>
            <table:table-row>
              <table:table-cell office:value-type="string">
                <text:p>06_remove-one-1k</text:p>
              </table:table-cell>
              <table:table-cell office:value-type="float" office:value="1">
                <text:p>1</text:p>
              </table:table-cell>
              <table:table-cell office:value-type="float" office:value="1.03856134378749">
                <text:p>1.03856134378749</text:p>
              </table:table-cell>
              <table:table-cell office:value-type="float" office:value="1.05124305923714">
                <text:p>1.05124305923714</text:p>
              </table:table-cell>
              <table:table-cell office:value-type="float" office:value="1.06308769775942">
                <text:p>1.06308769775942</text:p>
              </table:table-cell>
              <table:table-cell office:value-type="float" office:value="1.14679539049639">
                <text:p>1.14679539049639</text:p>
              </table:table-cell>
              <table:table-cell office:value-type="float" office:value="1.19143949328943">
                <text:p>1.19143949328943</text:p>
              </table:table-cell>
              <table:table-cell office:value-type="float" office:value="1.18027846759117">
                <text:p>1.18027846759117</text:p>
              </table:table-cell>
              <table:table-cell office:value-type="float" office:value="1.25282513462987">
                <text:p>1.25282513462987</text:p>
              </table:table-cell>
              <table:table-cell office:value-type="float" office:value="0.758949747481794">
                <text:p>0.758949747481794</text:p>
              </table:table-cell>
              <table:table-cell office:value-type="float" office:value="0.652920003348308">
                <text:p>0.652920003348308</text:p>
              </table:table-cell>
              <table:table-cell office:value-type="float" office:value="0.613856413404392">
                <text:p>0.613856413404392</text:p>
              </table:table-cell>
              <table:table-cell office:value-type="float" office:value="0.591534362007869">
                <text:p>0.591534362007869</text:p>
              </table:table-cell>
              <table:table-cell office:value-type="float" office:value="0.585953849158738">
                <text:p>0.585953849158738</text:p>
              </table:table-cell>
              <table:table-cell office:value-type="float" office:value="0.636178464800915">
                <text:p>0.636178464800915</text:p>
              </table:table-cell>
              <table:table-cell office:value-type="float" office:value="0.544100002790256">
                <text:p>0.544100002790256</text:p>
              </table:table-cell>
              <table:table-cell office:value-type="float" office:value="0.507826669270906">
                <text:p>0.507826669270906</text:p>
              </table:table-cell>
              <table:table-cell office:value-type="float" office:value="0.544100002790256">
                <text:p>0.544100002790256</text:p>
              </table:table-cell>
              <table:table-cell office:value-type="float" office:value="0.555261028488518">
                <text:p>0.555261028488518</text:p>
              </table:table-cell>
            </table:table-row>
            <table:table-row>
              <table:table-cell office:value-type="string">
                <text:p>07_create10k</text:p>
              </table:table-cell>
              <table:table-cell office:value-type="float" office:value="1">
                <text:p>1</text:p>
              </table:table-cell>
              <table:table-cell office:value-type="float" office:value="1.1205295040739">
                <text:p>1.1205295040739</text:p>
              </table:table-cell>
              <table:table-cell office:value-type="float" office:value="1.10112052208037">
                <text:p>1.10112052208037</text:p>
              </table:table-cell>
              <table:table-cell office:value-type="float" office:value="1.08248988663437">
                <text:p>1.08248988663437</text:p>
              </table:table-cell>
              <table:table-cell office:value-type="float" office:value="1.15855427411047">
                <text:p>1.15855427411047</text:p>
              </table:table-cell>
              <table:table-cell office:value-type="float" office:value="1.20389595853691">
                <text:p>1.20389595853691</text:p>
              </table:table-cell>
              <table:table-cell office:value-type="float" office:value="1.1647216568788">
                <text:p>1.1647216568788</text:p>
              </table:table-cell>
              <table:table-cell office:value-type="float" office:value="1.21691598882562">
                <text:p>1.21691598882562</text:p>
              </table:table-cell>
              <table:table-cell office:value-type="float" office:value="1.10750205008372">
                <text:p>1.10750205008372</text:p>
              </table:table-cell>
              <table:table-cell office:value-type="float" office:value="1.14370687114967">
                <text:p>1.14370687114967</text:p>
              </table:table-cell>
              <table:table-cell office:value-type="float" office:value="1.17180272598318">
                <text:p>1.17180272598318</text:p>
              </table:table-cell>
              <table:table-cell office:value-type="float" office:value="1.05782035556104">
                <text:p>1.05782035556104</text:p>
              </table:table-cell>
              <table:table-cell office:value-type="float" office:value="1.05930509585712">
                <text:p>1.05930509585712</text:p>
              </table:table-cell>
              <table:table-cell office:value-type="float" office:value="1.08043409237826">
                <text:p>1.08043409237826</text:p>
              </table:table-cell>
              <table:table-cell office:value-type="float" office:value="0.871428343006988">
                <text:p>0.871428343006988</text:p>
              </table:table-cell>
              <table:table-cell office:value-type="float" office:value="0.868915705582852">
                <text:p>0.868915705582852</text:p>
              </table:table-cell>
              <table:table-cell office:value-type="float" office:value="0.840591429165325">
                <text:p>0.840591429165325</text:p>
              </table:table-cell>
              <table:table-cell office:value-type="float" office:value="0.852583562325971">
                <text:p>0.8525835623259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